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F" svg:font-family="" style:font-family-generic="roman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52.9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106.89mm"/>
    </style:style>
    <style:style style:name="ro1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43.96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07.14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79.5mm" fo:break-before="auto" style:use-optimal-row-height="true"/>
    </style:style>
    <style:style style:name="ro18" style:family="table-row">
      <style:table-row-properties style:row-height="66.34mm" fo:break-before="auto" style:use-optimal-row-height="true"/>
    </style:style>
    <style:style style:name="ro19" style:family="table-row">
      <style:table-row-properties style:row-height="79.67mm" fo:break-before="auto" style:use-optimal-row-height="true"/>
    </style:style>
    <style:style style:name="ro20" style:family="table-row">
      <style:table-row-properties style:row-height="59.76mm" fo:break-before="auto" style:use-optimal-row-height="true"/>
    </style:style>
    <style:style style:name="ro21" style:family="table-row">
      <style:table-row-properties style:row-height="16.44mm" fo:break-before="auto" style:use-optimal-row-height="true"/>
    </style:style>
    <style:style style:name="ro22" style:family="table-row">
      <style:table-row-properties style:row-height="12.63mm" fo:break-before="auto" style:use-optimal-row-height="true"/>
    </style:style>
    <style:style style:name="ro23" style:family="table-row">
      <style:table-row-properties style:row-height="44.08mm" fo:break-before="auto" style:use-optimal-row-height="true"/>
    </style:style>
    <style:style style:name="ro24" style:family="table-row">
      <style:table-row-properties style:row-height="12.49mm" fo:break-before="auto" style:use-optimal-row-height="true"/>
    </style:style>
    <style:style style:name="ro25" style:family="table-row">
      <style:table-row-properties style:row-height="79.62mm" fo:break-before="auto" style:use-optimal-row-height="true"/>
    </style:style>
    <style:style style:name="ro26" style:family="table-row">
      <style:table-row-properties style:row-height="91.35mm" fo:break-before="auto" style:use-optimal-row-height="true"/>
    </style:style>
    <style:style style:name="ro27" style:family="table-row">
      <style:table-row-properties style:row-height="40.15mm" fo:break-before="auto" style:use-optimal-row-height="true"/>
    </style:style>
    <style:style style:name="ro28" style:family="table-row">
      <style:table-row-properties style:row-height="36.2mm" fo:break-before="auto" style:use-optimal-row-height="true"/>
    </style:style>
    <style:style style:name="ro29" style:family="table-row">
      <style:table-row-properties style:row-height="44.22mm" fo:break-before="auto" style:use-optimal-row-height="true"/>
    </style:style>
    <style:style style:name="ro30" style:family="table-row">
      <style:table-row-properties style:row-height="16.49mm" fo:break-before="auto" style:use-optimal-row-height="true"/>
    </style:style>
    <style:style style:name="ro31" style:family="table-row">
      <style:table-row-properties style:row-height="16.14mm" fo:break-before="auto" style:use-optimal-row-height="true"/>
    </style:style>
    <style:style style:name="ro32" style:family="table-row">
      <style:table-row-properties style:row-height="12.28mm" fo:break-before="auto" style:use-optimal-row-height="true"/>
    </style:style>
    <style:style style:name="ro33" style:family="table-row">
      <style:table-row-properties style:row-height="28.42mm" fo:break-before="auto" style:use-optimal-row-height="true"/>
    </style:style>
    <style:style style:name="ro34" style:family="table-row">
      <style:table-row-properties style:row-height="186.25mm" fo:break-before="auto" style:use-optimal-row-height="true"/>
    </style:style>
    <style:style style:name="ro35" style:family="table-row">
      <style:table-row-properties style:row-height="8.77mm" fo:break-before="auto" style:use-optimal-row-height="true"/>
    </style:style>
    <style:style style:name="ro36" style:family="table-row">
      <style:table-row-properties style:row-height="20.36mm" fo:break-before="auto" style:use-optimal-row-height="true"/>
    </style:style>
    <style:style style:name="ro37" style:family="table-row">
      <style:table-row-properties style:row-height="63.69mm" fo:break-before="auto" style:use-optimal-row-height="true"/>
    </style:style>
    <style:style style:name="ro38" style:family="table-row">
      <style:table-row-properties style:row-height="60.01mm" fo:break-before="auto" style:use-optimal-row-height="true"/>
    </style:style>
    <style:style style:name="ro39" style:family="table-row">
      <style:table-row-properties style:row-height="24.57mm" fo:break-before="auto" style:use-optimal-row-height="true"/>
    </style:style>
    <style:style style:name="ro40" style:family="table-row">
      <style:table-row-properties style:row-height="36.14mm" fo:break-before="auto" style:use-optimal-row-height="true"/>
    </style:style>
    <style:style style:name="ro41" style:family="table-row">
      <style:table-row-properties style:row-height="95.46mm" fo:break-before="auto" style:use-optimal-row-height="true"/>
    </style:style>
    <style:style style:name="ro42" style:family="table-row">
      <style:table-row-properties style:row-height="40.36mm" fo:break-before="auto" style:use-optimal-row-height="true"/>
    </style:style>
    <style:style style:name="ro43" style:family="table-row">
      <style:table-row-properties style:row-height="48.08mm" fo:break-before="auto" style:use-optimal-row-height="true"/>
    </style:style>
    <style:style style:name="ro44" style:family="table-row">
      <style:table-row-properties style:row-height="67.65mm" fo:break-before="auto" style:use-optimal-row-height="true"/>
    </style:style>
    <style:style style:name="ro45" style:family="table-row">
      <style:table-row-properties style:row-height="4.87mm" fo:break-before="auto" style:use-optimal-row-height="true"/>
    </style:style>
    <style:style style:name="ro46" style:family="table-row">
      <style:table-row-properties style:row-height="75.55mm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Identifikácia">
      <style:table-properties table:display="true" style:writing-mode="lr-tb"/>
    </style:style>
    <style:style style:name="ta5" style:family="table" style:master-page-name="NTP">
      <style:table-properties table:display="true" style:writing-mode="lr-tb"/>
    </style:style>
    <style:style style:name="ta6" style:family="table" style:master-page-name="Vysoké_20_zaťaženie_20_zariadenia">
      <style:table-properties table:display="true" style:writing-mode="lr-tb"/>
    </style:style>
    <style:style style:name="ta7" style:family="table" style:master-page-name="STP">
      <style:table-properties table:display="true" style:writing-mode="lr-tb"/>
    </style:style>
    <style:style style:name="ta8" style:family="table" style:master-page-name="VLAN">
      <style:table-properties table:display="true" style:writing-mode="lr-tb"/>
    </style:style>
    <style:style style:name="ta9" style:family="table" style:master-page-name="Mapovanie_20_siete">
      <style:table-properties table:display="true" style:writing-mode="lr-tb"/>
    </style:style>
    <style:style style:name="ta10" style:family="table" style:master-page-name="Smerovanie">
      <style:table-properties table:display="true" style:writing-mode="lr-tb"/>
    </style:style>
    <style:style style:name="ta11" style:family="table" style:master-page-name="Filtrovanie">
      <style:table-properties table:display="true" style:writing-mode="lr-tb"/>
    </style:style>
    <style:style style:name="ta12" style:family="table" style:master-page-name="Ostatné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First_20_Hop_20_Security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 fo:hyphenate="false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0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style:font-size-asian="10pt" style:font-size-complex="10pt"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1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style:font-size-asian="10pt" style:font-size-complex="10pt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7" style:family="table-cell" style:parent-style-name="Default">
      <style:table-cell-properties fo:wrap-option="wrap" fo:border="none" style:vertical-align="middle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15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02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ce162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/>
    </style:style>
    <style:style style:name="T1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sk" fo:country="SK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language-asian="zh" style:country-asian="CN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FreeSans" style:font-name-asian="Tahoma" style:language-complex="hi" style:country-complex="I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0pt" style:font-size-complex="10pt"/>
    </style:style>
    <style:style style:name="T14" style:family="text">
      <style:text-properties style:font-style-asian="normal" style:font-size-asian="10pt" style:text-overline-style="none" style:text-overline-color="font-color" style:text-emphasize="none" style:font-weight-asian="normal" style:font-name-asian="Tahoma" style:language-asian="zh" style:country-asian="CN" style:text-line-through-mode="continuous" style:text-outline="false" style:text-line-through-type="none" fo:font-weight="normal" fo:text-shadow="none" fo:color="#000000" style:text-underline-style="none" style:text-underline-color="font-color" fo:font-style="normal" fo:language="sk" fo:country="SK" style:language-complex="hi" style:country-complex="IN" style:font-name-complex="FreeSans" style:font-weight-complex="normal" style:font-style-complex="normal" style:font-relief="none" fo:font-size="10pt" style:font-size-complex="10pt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-asian="Mangal"/>
    </style:style>
    <style:style style:name="T29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italic" style:font-style-asian="italic" style:font-style-complex="italic"/>
    </style:style>
    <style:style style:name="T30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-complex="Courier New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8pt" style:text-underline-style="none" style:text-underline-color="font-color" style:font-name-asian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/>
    </style:style>
    <style:style style:name="T34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40" style:family="text">
      <style:text-properties style:font-name="Liberation Sans" fo:font-size="10pt" style:font-size-asian="10pt" style:font-size-complex="10pt"/>
    </style:style>
    <style:style style:name="T4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font-name="Liberation Sans"/>
    </style:style>
    <style:style style:name="T4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7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8" style:family="text">
      <style:text-properties fo:font-size="10pt" style:font-relief="none" style:font-style-complex="normal" style:font-weight-complex="normal" style:font-size-complex="10pt" style:font-name-complex="FreeSans" style:language-complex="hi" style:country-complex="IN" fo:language="sk" fo:country="SK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Tahoma" style:font-weight-asian="normal" style:font-style-asian="normal" style:text-emphasize="none" style:text-overline-style="none" style:text-overline-color="font-color"/>
    </style:style>
    <style:style style:name="T49" style:family="text">
      <style:text-properties style:font-size-asian="10pt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0pt" style:font-relief="none" style:language-complex="hi" style:country-complex="IN" style:font-name-asian="Tahoma" style:font-name-complex="Free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fo:font-size="10pt"/>
    </style:style>
    <style:style style:name="T50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3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5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6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7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8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9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3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00000a" style:font-relief="none" style:font-style-complex="normal" style:font-weight-complex="normal" style:font-size-complex="10pt" style:language-complex="hi" style:country-complex="IN" fo:language="en" fo:country="US" style:letter-kerning="true" fo:text-shadow="none" fo:font-style="normal" style:text-underline-style="none" style:text-underline-color="font-color" fo:font-size="10pt" style:text-emphasize="none" style:font-name-complex="Courier New" style:font-name="Liberation Sans" fo:font-weight="normal" style:text-line-through-type="none" style:text-outline="false" style:text-line-through-mode="continuous" style:language-asian="hi" style:country-asian="IN" style:font-name-asian="Mangal" style:font-size-asian="10pt" style:font-weight-asian="normal" style:font-style-asian="normal" style:text-overline-style="none" style:text-overline-color="font-color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style-asian="normal" style:font-relief="none" style:font-size-complex="10pt" style:font-name-complex="Courier New" style:language-complex="hi" style:country-complex="IN" fo:language="en" fo:country="US" style:letter-kerning="true" fo:text-shadow="none" fo:font-style="normal" style:text-underline-style="none" style:text-underline-color="font-color" fo:font-size="10pt" fo:color="#00000a" style:font-weight-complex="normal" style:font-style-complex="normal" style:font-name="Liberation Sans" fo:font-weight="normal" style:text-line-through-type="none" style:text-outline="false" style:text-line-through-mode="continuous" style:language-asian="hi" style:country-asian="IN" style:font-name-asian="Mangal" style:font-size-asian="10pt" style:font-weight-asian="normal" style:text-emphasize="none" style:text-overline-style="none" style:text-overline-color="font-color"/>
    </style:style>
    <style:style style:name="T79" style:family="text">
      <style:text-properties style:font-name-asian="Tahom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8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8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ACE-2"/>
        <table:table-column table:style-name="co2" table:default-cell-style-name="ACE-2"/>
        <table:table-column table:style-name="co3" table:default-cell-style-name="ACE-2"/>
        <table:table-column table:style-name="co4" table:default-cell-style-name="ACE-2"/>
        <table:table-column table:style-name="co1" table:number-columns-repeated="1018" table:default-cell-style-name="ACE-2"/>
        <table:table-row table:style-name="ro1">
          <table:table-cell table:style-name="ACE-0" office:value-type="string" calcext:value-type="string">
            <text:p>Riadok č.</text:p>
          </table:table-cell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table:style-name="ACE-0" office:value-type="string" calcext:value-type="string">
            <text:p>Plane </text:p>
          </table:table-cell>
          <table:table-cell table:style-name="ACE-0" office:value-type="string" calcext:value-type="string">
            <text:p>Severity</text:p>
          </table:table-cell>
          <table:table-cell table:style-name="ACE-0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Nepovolený prístup k manažovaniu zariadenia</text:p>
          </table:table-cell>
          <table:table-cell table:style-name="ACE-1" office:value-type="string" calcext:value-type="string">
            <text:p>Vytvoriť a aplikovať ACL pre OOB, Telnet, SSH a pod. a zaznamenať v logu prístup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2" calcext:value-type="float">
            <text:p>2</text:p>
          </table:table-cell>
          <table:table-cell table:style-name="ACE-1" office:value-type="string" calcext:value-type="string">
            <text:p>Neautorizovaný prístup cez nepoužívané a nezabezpečené protokoly na manažment zariadení</text:p>
          </table:table-cell>
          <table:table-cell table:style-name="ACE-1" office:value-type="string" calcext:value-type="string">
            <text:p>Vypnúť nepoužívané protokoly na prístup k manažovaniu zariadení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3" calcext:value-type="float">
            <text:p>3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Vypnutie odchádzajúcich spojení pre protokoly na manažment zariadení pokiaľ sa nepoužívajú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4" calcext:value-type="float">
            <text:p>4</text:p>
          </table:table-cell>
          <table:table-cell table:style-name="ACE-1" office:value-type="string" calcext:value-type="string">
            <text:p>Prístup bez požadovaných prístupových údajov</text:p>
          </table:table-cell>
          <table:table-cell table:style-name="ACE-1" office:value-type="string" calcext:value-type="string">
            <text:p>Nakonfigurovanie protokolov na manažment zariadení, aby požadovali prístupové údaje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5" calcext:value-type="float">
            <text:p>5</text:p>
          </table:table-cell>
          <table:table-cell table:style-name="ACE-3" office:value-type="string" calcext:value-type="string">
            <text:p>Nekonzistencia konfiguračných súborov pri zmenách konfigurácie viac ako jedným administrátorom</text:p>
          </table:table-cell>
          <table:table-cell table:style-name="ACE-3" office:value-type="string" calcext:value-type="string">
            <text:p>Povoliť súčasne iba jednému administrátorovi vykonávanie zmien v konfigurácii</text:p>
          </table:table-cell>
          <table:table-cell table:style-name="ACE-3" office:value-type="string" calcext:value-type="string">
            <text:p>M</text:p>
          </table:table-cell>
          <table:table-cell table:style-name="ACE-3" office:value-type="string" calcext:value-type="string">
            <text:p>H</text:p>
          </table:table-cell>
          <table:table-cell table:style-name="ACE-3" office:value-type="string" calcext:value-type="string">
            <text:p>A</text:p>
          </table:table-cell>
          <table:table-cell table:style-name="ACE-3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6" calcext:value-type="float">
            <text:p>6</text:p>
          </table:table-cell>
          <table:table-cell table:style-name="ACE-1" office:value-type="string" calcext:value-type="string">
            <text:p>Nepoužívanie zabezpečeného protokolu na manažment zariadení môže viesť k odposluchu</text:p>
          </table:table-cell>
          <table:table-cell table:style-name="ACE-1" office:value-type="string" calcext:value-type="string">
            <text:p>Zapnutie SSH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6">
          <table:table-cell table:style-name="ACE-1" office:value-type="float" office:value="7" calcext:value-type="float">
            <text:p>7</text:p>
          </table:table-cell>
          <table:table-cell table:style-name="ACE-1" office:value-type="string" calcext:value-type="string">
            <text:p>Nebezpečná verzia 1 protokolu SSH</text:p>
          </table:table-cell>
          <table:table-cell table:style-name="ACE-1" office:value-type="string" calcext:value-type="string">
            <text:p>SSH verzia 2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8" calcext:value-type="float">
            <text:p>8</text:p>
          </table:table-cell>
          <table:table-cell table:style-name="ACE-1" office:value-type="string" calcext:value-type="string">
            <text:p>Útok na krátky RSA kľúč</text:p>
          </table:table-cell>
          <table:table-cell table:style-name="ACE-1" office:value-type="string" calcext:value-type="string">
            <text:p>Dĺžka RSA kľúča minimálne 2048 bit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Transitioning the Use of Cryptographic Algorithms and Key Lengths 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9" calcext:value-type="float">
            <text:p>9</text:p>
          </table:table-cell>
          <table:table-cell table:style-name="ACE-1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ACE-1" office:value-type="string" calcext:value-type="string">
            <text:p>SSH čas vypršania sed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0" calcext:value-type="float">
            <text:p>10</text:p>
          </table:table-cell>
          <table:table-cell table:style-name="ACE-1" office:value-type="string" calcext:value-type="string">
            <text:p>Hádanie hesla k RSA kľúču</text:p>
          </table:table-cell>
          <table:table-cell table:style-name="ACE-1" office:value-type="string" calcext:value-type="string">
            <text:p>SSH maximálny počet neúspešných pokus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1" calcext:value-type="float">
            <text:p>11</text:p>
          </table:table-cell>
          <table:table-cell table:style-name="ACE-1" office:value-type="string" calcext:value-type="string">
            <text:p>Útok hrubou silou na zistenie prihlasovacích údajov</text:p>
          </table:table-cell>
          <table:table-cell table:style-name="ACE-1" office:value-type="string" calcext:value-type="string">
            <text:p>Špecifikovať čas po ktorý nie je možné po N pokusoch sa prihlásiť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8">
          <table:table-cell table:style-name="ACE-1" office:value-type="float" office:value="12" calcext:value-type="float">
            <text:p>12</text:p>
          </table:table-cell>
          <table:table-cell table:style-name="ACE-1" office:value-type="string" calcext:value-type="string">
            <text:p>Prihlásenie na zariadenie nie je možné kvôli zablokovaniu pre príliš veľa neúspešných pokusov</text:p>
          </table:table-cell>
          <table:table-cell table:style-name="ACE-1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13" calcext:value-type="float">
            <text:p>13</text:p>
          </table:table-cell>
          <table:table-cell table:style-name="ACE-1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ACE-1" office:value-type="string" calcext:value-type="string">
            <text:p>Čas vypršania sedenia pre protokol na manažovanie zariadení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Cisco SAFE Reference Guide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14" calcext:value-type="float">
            <text:p>14</text:p>
          </table:table-cell>
          <table:table-cell table:style-name="ACE-1" office:value-type="string" calcext:value-type="string">
            <text:p>Možné prihlásenie do zariadenia cez telnet keď je prítomné SSH</text:p>
          </table:table-cell>
          <table:table-cell table:style-name="ACE-1" office:value-type="string" calcext:value-type="string">
            <text:p>Zakázať telnet ak je SSH aktívne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5" calcext:value-type="float">
            <text:p>15</text:p>
          </table:table-cell>
          <table:table-cell table:style-name="ACE-1" office:value-type="string" calcext:value-type="string">
            <text:p>Útočník nie je informovaný o právnych následkoch</text:p>
          </table:table-cell>
          <table:table-cell table:style-name="ACE-1" office:value-type="string" calcext:value-type="string">
            <text:p>Právne upozornenie pri prístupe k zariadeni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L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6" calcext:value-type="float">
            <text:p>16</text:p>
          </table:table-cell>
          <table:table-cell table:style-name="ACE-1" office:value-type="string" calcext:value-type="string">
            <text:p>Nepovolená zmena konfigurácie zariadenia</text:p>
          </table:table-cell>
          <table:table-cell table:style-name="ACE-1" office:value-type="string" calcext:value-type="string">
            <text:p>Vytvorenie hesla na editovanie konfigurácie zariad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7" calcext:value-type="float">
            <text:p>17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Lokálne zabezpečené účt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18" calcext:value-type="float">
            <text:p>18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prihlásenie a definovanie záložného prihlás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 CIsco CCNA Security Study GuideCisco Router Hardening</text:p>
          </table:table-cell>
          <table:table-cell table:style-name="ACE-1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ACE-1" office:value-type="float" office:value="19" calcext:value-type="float">
            <text:p>19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table:style-name="ACE-1" office:value-type="float" office:value="20" calcext:value-type="float">
            <text:p>20</text:p>
          </table:table-cell>
          <table:table-cell table:style-name="ACE-1" office:value-type="string" calcext:value-type="string">
            <text:p>Hádanie prístupových údajov</text:p>
          </table:table-cell>
          <table:table-cell table:style-name="ACE-1" office:value-type="string" calcext:value-type="string">
            <text:p>Definovanie maximálneho počtu neúspešných pokusov o prihlásenie a následné zablokovanie účt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 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1" calcext:value-type="float">
            <text:p>21</text:p>
          </table:table-cell>
          <table:table-cell table:style-name="ACE-1" office:value-type="string" calcext:value-type="string">
            <text:p>Prihlásenie bez prihlasovacích údajov</text:p>
          </table:table-cell>
          <table:table-cell table:style-name="ACE-1" office:value-type="string" calcext:value-type="string">
            <text:p>Zakázať záložné prihlásenie bez poskytnutia autentizačných prostriedk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22" calcext:value-type="float">
            <text:p>22</text:p>
          </table:table-cell>
          <table:table-cell table:style-name="ACE-1" office:value-type="string" calcext:value-type="string">
            <text:p>AAA používa primárne lokálne účty namiesto centralizovaných na serveri</text:p>
          </table:table-cell>
          <table:table-cell table:style-name="ACE-1" office:value-type="string" calcext:value-type="string">
            <text:p>AAA nesmie používať ako prvú možnosť prihlásenia lokálny účet 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 office:value-type="string" calcext:value-type="string">
            <text:p>OK</text:p>
          </table:table-cell>
          <table:table-cell table:number-columns-repeated="1016"/>
        </table:table-row>
        <table:table-row table:style-name="ro11">
          <table:table-cell table:style-name="ACE-1" office:value-type="float" office:value="23" calcext:value-type="float">
            <text:p>23</text:p>
          </table:table-cell>
          <table:table-cell table:style-name="ACE-1" office:value-type="string" calcext:value-type="string">
            <text:p>Používateľ prihlásený do zariadenia môže spúšťať akékoľvek príkazy</text:p>
          </table:table-cell>
          <table:table-cell table:style-name="ACE-1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Hardening</text:p>
          </table:table-cell>
          <table:table-cell table:style-name="ACE-1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ACE-1" office:value-type="float" office:value="24" calcext:value-type="float">
            <text:p>24</text:p>
          </table:table-cell>
          <table:table-cell table:style-name="ACE-1" office:value-type="string" calcext:value-type="string">
            <text:p>Administrátor vloží zlý príkaz a po čase je ho nemožné dohľadať a zjednať nápravu</text:p>
          </table:table-cell>
          <table:table-cell table:style-name="ACE-1" office:value-type="string" calcext:value-type="string">
            <text:p>Nastavenie AAA účtovania respektíve logovania pripojení a vykonaných príkaz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ACE-1" office:value-type="float" office:value="25" calcext:value-type="float">
            <text:p>25</text:p>
          </table:table-cell>
          <table:table-cell table:style-name="ACE-1" office:value-type="string" calcext:value-type="string">
            <text:p>AAA zdrojové rozhranie nie je rovnaké pri každom reštarte</text:p>
          </table:table-cell>
          <table:table-cell table:style-name="ACE-1" office:value-type="string" calcext:value-type="string">
            <text:p>Definovanie loopback zdrojového rozhrania pre AA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table:style-name="ACE-1" office:value-type="float" office:value="26" calcext:value-type="float">
            <text:p>26</text:p>
          </table:table-cell>
          <table:table-cell table:style-name="ACE-1" office:value-type="string" calcext:value-type="string">
            <text:p>SSH zdrojové rozhranie nie je rovnaké pri každom reštarte</text:p>
          </table:table-cell>
          <table:table-cell table:style-name="ACE-1" office:value-type="string" calcext:value-type="string">
            <text:p><text:s/>Definovanie loopback zdrojového rozhrania pre SSH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9">
          <table:table-cell table:style-name="ACE-1" office:value-type="float" office:value="27" calcext:value-type="float">
            <text:p>27</text:p>
          </table:table-cell>
          <table:table-cell table:style-name="ACE-1" office:value-type="string" calcext:value-type="string">
            <text:p>DOS útok na štandardný SSH port 22</text:p>
          </table:table-cell>
          <table:table-cell table:style-name="ACE-1" office:value-type="string" calcext:value-type="string">
            <text:p>Špecifikovanie iného portu pre SSH ako štandardného alebo aplikovanie port knocking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number-columns-repeated="1017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6"/>
        <table:table-row table:style-name="ro14">
          <table:table-cell table:style-name="ACE-4" office:value-type="string" calcext:value-type="string">
            <text:p>Riadok č.</text:p>
          </table:table-cell>
          <table:table-cell table:style-name="ACE-4" office:value-type="string" calcext:value-type="string">
            <text:p>Útok / Problém</text:p>
          </table:table-cell>
          <table:table-cell table:style-name="ACE-4" office:value-type="string" calcext:value-type="string">
            <text:p>Mitigácia / Nastavenie</text:p>
          </table:table-cell>
          <table:table-cell table:style-name="ACE-4" office:value-type="string" calcext:value-type="string">
            <text:p>Plane </text:p>
          </table:table-cell>
          <table:table-cell table:style-name="ACE-4" office:value-type="string" calcext:value-type="string">
            <text:p>Severity</text:p>
          </table:table-cell>
          <table:table-cell table:style-name="ACE-4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ACE-5" office:value-type="float" office:value="1" calcext:value-type="float">
            <text:p>1</text:p>
          </table:table-cell>
          <table:table-cell table:style-name="ACE-5" office:value-type="string" calcext:value-type="string">
            <text:p>Odpočúvanie SNMP verzie 1 a 2c</text:p>
          </table:table-cell>
          <table:table-cell table:style-name="ACE-5" office:value-type="string" calcext:value-type="string">
            <text:p>Použitie SNMP verzie 3 pokiaľ je SNMP používané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2" calcext:value-type="float">
            <text:p>2</text:p>
          </table:table-cell>
          <table:table-cell table:style-name="ACE-5" office:value-type="string" calcext:value-type="string">
            <text:p>Modifikovanie konfigurácie pomocou SNMP</text:p>
          </table:table-cell>
          <table:table-cell table:style-name="ACE-5" office:value-type="string" calcext:value-type="string">
            <text:p>Obmedzenie SNMP iba na čítanie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3" calcext:value-type="float">
            <text:p>3</text:p>
          </table:table-cell>
          <table:table-cell table:style-name="ACE-5" office:value-type="string" calcext:value-type="string">
            <text:p>Neoprávnený prístup k SNMP informáciám</text:p>
          </table:table-cell>
          <table:table-cell table:style-name="ACE-5" office:value-type="string" calcext:value-type="string">
            <text:p>Obmedzenie SNMP iba pre vybrané IP adresy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4" calcext:value-type="float">
            <text:p>4</text:p>
          </table:table-cell>
          <table:table-cell table:style-name="ACE-5" office:value-type="string" calcext:value-type="string">
            <text:p>Administrátor nemá povedomie o problémoch na zariadení</text:p>
          </table:table-cell>
          <table:table-cell table:style-name="ACE-5" office:value-type="string" calcext:value-type="string">
            <text:p>Povolenie asynchrónnych správ SNMP TRA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4">
          <table:table-cell table:style-name="ACE-5" office:value-type="float" office:value="5" calcext:value-type="float">
            <text:p>5</text:p>
          </table:table-cell>
          <table:table-cell table:style-name="ACE-5" office:value-type="string" calcext:value-type="string">
            <text:p>Odpočúvanie SNMP sedenie z dôvodu slabého šifrovania a hashovacej <text:s/>funkcie</text:p>
          </table:table-cell>
          <table:table-cell table:style-name="ACE-5" office:value-type="string" calcext:value-type="string">
            <text:p>Vytvorenie SNMP verzie 3 užívateľa s minimálnym šifrovaním AES 128 bit a hashovacou funkciou SH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Transitioning the Use of Cryptographic Algorithms and Key LengthsCIS Cisco IOS 15 BenchmarkHardening Cisco Routers</text:p>
          </table:table-cell>
          <table:table-cell table:number-columns-repeated="1017"/>
        </table:table-row>
        <table:table-row table:style-name="ro6">
          <table:table-cell table:style-name="ACE-5" office:value-type="float" office:value="6" calcext:value-type="float">
            <text:p>6</text:p>
          </table:table-cell>
          <table:table-cell table:style-name="ACE-5" office:value-type="string" calcext:value-type="string">
            <text:p>Sťažená identifikácia SNMP správ z rôznych IP</text:p>
          </table:table-cell>
          <table:table-cell table:style-name="ACE-5" office:value-type="string" calcext:value-type="string">
            <text:p>Definovanie lokácie SNMP serveru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L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2">
          <table:table-cell table:style-name="ACE-5" office:value-type="float" office:value="7" calcext:value-type="float">
            <text:p>7</text:p>
          </table:table-cell>
          <table:table-cell table:style-name="ACE-5" office:value-type="string" calcext:value-type="string">
            <text:p>SNMP zdrojové rozhranie nie je rovnaké pri každom reštarte</text:p>
          </table:table-cell>
          <table:table-cell table:style-name="ACE-5" office:value-type="string" calcext:value-type="string">
            <text:p><text:s/>Definovanie loopback zdrojového rozhrania pre SNM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table:style-name="ACE-5" office:value-type="float" office:value="8" calcext:value-type="float">
            <text:p>8</text:p>
          </table:table-cell>
          <table:table-cell table:style-name="ACE-5" office:value-type="string" calcext:value-type="string">
            <text:p>Zmeny názvov rozhraní medzi reštartami a nemožnosť monitorovania pomocou SNMP</text:p>
          </table:table-cell>
          <table:table-cell table:style-name="ACE-5" office:value-type="string" calcext:value-type="string">
            <text:p>SNMP statické nemenné meno rozhrania aj po reštarte zariadeni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8"/>
        <table:table-row table:style-name="ro14">
          <table:table-cell table:style-name="ACE-7" office:value-type="string" calcext:value-type="string">
            <text:p>Riadok č.</text:p>
          </table:table-cell>
          <table:table-cell table:style-name="ACE-7" office:value-type="string" calcext:value-type="string">
            <text:p>Útok / Problém</text:p>
          </table:table-cell>
          <table:table-cell table:style-name="ACE-7" office:value-type="string" calcext:value-type="string">
            <text:p>Mitigácia / Nastavenie</text:p>
          </table:table-cell>
          <table:table-cell table:style-name="ACE-7" office:value-type="string" calcext:value-type="string">
            <text:p>Plane </text:p>
          </table:table-cell>
          <table:table-cell table:style-name="ACE-7" office:value-type="string" calcext:value-type="string">
            <text:p>Severity</text:p>
          </table:table-cell>
          <table:table-cell table:style-name="ACE-7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10" office:value-type="string" calcext:value-type="string">
            <text:p>Administrátor nemá povedomie o problémoch na zariadení</text:p>
          </table:table-cell>
          <table:table-cell table:style-name="ACE-10" office:value-type="string" calcext:value-type="string">
            <text:p>Povolenie logovania protokolom SYSLOG a špecifikovanie IP adresy SYSLOG serveru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0" office:value-type="string" calcext:value-type="string">
            <text:p>Neprijímanie všetkých dôležitých incidentov na zariadení z protokolu SYSLOG</text:p>
          </table:table-cell>
          <table:table-cell table:style-name="ACE-10" office:value-type="string" calcext:value-type="string">
            <text:p>Špecifikovanie dôležitosti oznámení SYSLOG na INFORMATIONAL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0" office:value-type="string" calcext:value-type="string">
            <text:p>SYSLOG zdrojové rozhranie nie je rovnaké pri každom reštarte</text:p>
          </table:table-cell>
          <table:table-cell table:style-name="ACE-10" office:value-type="string" calcext:value-type="string">
            <text:p><text:s/>Definovanie loopback zdrojového rozhrania pre SYSLOG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10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ACE-10" office:value-type="string" calcext:value-type="string">
            <text:p>Definovanie formátu času pre logovacie a ladiace výstupy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0" office:value-type="string" calcext:value-type="string">
            <text:p>Administrátor nevidí dôležité incidenty pri prihlásení a konfigurovaní cez konzolu</text:p>
          </table:table-cell>
          <table:table-cell table:style-name="ACE-10" office:value-type="string" calcext:value-type="string">
            <text:p>Vypisovanie SYSLOG správ CRITICAL a dôležitejších do terminálu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ACE-10" office:value-type="string" calcext:value-type="string">
            <text:p>Malá vyrovnávacia pamäť pre SYSLOG je dôvodom zahadzovanie správ</text:p>
          </table:table-cell>
          <table:table-cell table:style-name="ACE-10" office:value-type="string" calcext:value-type="string">
            <text:p>Definovanie veľkosti SYSLOG buffera dôležitosti oznámení na INFORMATIONAL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ACE-10" office:value-type="string" calcext:value-type="string">
            <text:p>Neprístupný SYSLOG server spôsobuje zahadzovanie dôležitých syslog správ</text:p>
          </table:table-cell>
          <table:table-cell table:style-name="ACE-10" office:value-type="string" calcext:value-type="string">
            <text:p>Definovanie dočasného úložiska SYSLOG správ v prípade nedostupnosti servera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9" office:value-type="string" calcext:value-type="string">
            <text:p>Problém identifikácie SYSLOG správ s rovnakou časovou značkou</text:p>
          </table:table-cell>
          <table:table-cell table:style-name="ACE-9" office:value-type="string" calcext:value-type="string">
            <text:p>Pridanie sekvenčného čísla ku každej syslog správe</text:p>
          </table:table-cell>
          <table:table-cell table:style-name="ACE-9" office:value-type="string" calcext:value-type="string">
            <text:p>M</text:p>
          </table:table-cell>
          <table:table-cell table:style-name="ACE-9" office:value-type="string" calcext:value-type="string">
            <text:p>L</text:p>
          </table:table-cell>
          <table:table-cell table:style-name="ACE-9" office:value-type="string" calcext:value-type="string">
            <text:p>A</text:p>
          </table:table-cell>
          <table:table-cell table:style-name="ACE-9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Identifikácia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6"/>
        <table:table-row table:style-name="ro14">
          <table:table-cell table:style-name="ACE-25" office:value-type="string" calcext:value-type="string">
            <text:p>Riadok č.</text:p>
          </table:table-cell>
          <table:table-cell table:style-name="ACE-25" office:value-type="string" calcext:value-type="string">
            <text:p>Útok / Problém</text:p>
          </table:table-cell>
          <table:table-cell table:style-name="ACE-25" office:value-type="string" calcext:value-type="string">
            <text:p>Mitigácia / Nastavenie</text:p>
          </table:table-cell>
          <table:table-cell table:style-name="ACE-25" office:value-type="string" calcext:value-type="string">
            <text:p>Plane </text:p>
          </table:table-cell>
          <table:table-cell table:style-name="ACE-25" office:value-type="string" calcext:value-type="string">
            <text:p>Severity</text:p>
          </table:table-cell>
          <table:table-cell table:style-name="ACE-2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6">
          <table:table-cell office:value-type="float" office:value="1" calcext:value-type="float">
            <text:p>1</text:p>
          </table:table-cell>
          <table:table-cell table:style-name="ACE-28" office:value-type="string" calcext:value-type="string">
            <text:p>Nemožná identifikácia zariadenia</text:p>
          </table:table-cell>
          <table:table-cell table:style-name="ACE-28" office:value-type="string" calcext:value-type="string">
            <text:p>Vytvoriť hostname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ACE-28" office:value-type="string" calcext:value-type="string">
            <text:p>Nemožnosť vzdialeného prístupu</text:p>
          </table:table-cell>
          <table:table-cell table:style-name="ACE-28" office:value-type="string" calcext:value-type="string">
            <text:p>Vytvoriť doménové meno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28" office:value-type="string" calcext:value-type="string">
            <text:p>Identifikácia pravidla v ACL</text:p>
          </table:table-cell>
          <table:table-cell table:style-name="ACE-28" office:value-type="string" calcext:value-type="string">
            <text:p>Popis každého pravidla v ACL pre lepšiu identifikáciu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ACE-28" office:value-type="string" calcext:value-type="string">
            <text:p>Identifikácia rozhrania</text:p>
          </table:table-cell>
          <table:table-cell table:style-name="ACE-28" office:value-type="string" calcext:value-type="string">
            <text:p>Popis každého rozhrania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ACE-28" office:value-type="string" calcext:value-type="string">
            <text:p>Nemožnosť identifikácie účelu VLAN</text:p>
          </table:table-cell>
          <table:table-cell table:style-name="ACE-28" office:value-type="string" calcext:value-type="string">
            <text:p>Pridanie mena k VLAN</text:p>
          </table:table-cell>
          <table:table-cell table:style-name="ACE-28" office:value-type="string" calcext:value-type="string">
            <text:p>C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DISTCOLDISTACCACCCOLALL</text:p>
          </table:table-cell>
          <table:table-cell table:style-name="ACE-2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NTP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3"/>
        <table:table-row table:style-name="ro14">
          <table:table-cell table:style-name="ACE-32" office:value-type="string" calcext:value-type="string">
            <text:p>Riadok č.</text:p>
          </table:table-cell>
          <table:table-cell table:style-name="ACE-32" office:value-type="string" calcext:value-type="string">
            <text:p>Útok / Problém</text:p>
          </table:table-cell>
          <table:table-cell table:style-name="ACE-32" office:value-type="string" calcext:value-type="string">
            <text:p>Mitigácia / Nastavenie</text:p>
          </table:table-cell>
          <table:table-cell table:style-name="ACE-32" office:value-type="string" calcext:value-type="string">
            <text:p>Plane </text:p>
          </table:table-cell>
          <table:table-cell table:style-name="ACE-32" office:value-type="string" calcext:value-type="string">
            <text:p>Severity</text:p>
          </table:table-cell>
          <table:table-cell table:style-name="ACE-3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34" office:value-type="string" calcext:value-type="string">
            <text:p>Nekonzistencia časov v logoch a problém pričlenenia logov k relevantným incidentom</text:p>
          </table:table-cell>
          <table:table-cell table:style-name="ACE-34" office:value-type="string" calcext:value-type="string">
            <text:p>Nastavenie NTP serveru pre aktuálny čas v logoch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ACE-34" office:value-type="string" calcext:value-type="string">
            <text:p>Pripojenie servera s rovnakou IP adresou, ale falošným časom</text:p>
          </table:table-cell>
          <table:table-cell table:style-name="ACE-34" office:value-type="string" calcext:value-type="string">
            <text:p>Nastavenie NTP autentizácie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34" office:value-type="string" calcext:value-type="string">
            <text:p>NTP zdrojové rozhranie nie je rovnaké pri každom reštarte</text:p>
          </table:table-cell>
          <table:table-cell table:style-name="ACE-34" office:value-type="string" calcext:value-type="string">
            <text:p><text:s/>Definovanie loopback zdrojového rozhrania pre NTP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34" office:value-type="string" calcext:value-type="string">
            <text:p>Väčšia bezpečnosť (pub/priv key) NTP a podpora IPv6</text:p>
          </table:table-cell>
          <table:table-cell table:style-name="ACE-34" office:value-type="string" calcext:value-type="string">
            <text:p>Použitie NTP verzie 4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The NTP FAQ and HOWTO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ACE-34" office:value-type="string" calcext:value-type="string">
            <text:p>Falošný čas od podvrhnutého NTP zdroja</text:p>
          </table:table-cell>
          <table:table-cell table:style-name="ACE-3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ysoké zaťaženie zariadenia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43"/>
        <table:table-row table:style-name="ro14">
          <table:table-cell table:style-name="ACE-42" office:value-type="string" calcext:value-type="string">
            <text:p>Riadok č.</text:p>
          </table:table-cell>
          <table:table-cell table:style-name="ACE-42" office:value-type="string" calcext:value-type="string">
            <text:p>Útok / Problém</text:p>
          </table:table-cell>
          <table:table-cell table:style-name="ACE-42" office:value-type="string" calcext:value-type="string">
            <text:p>Mitigácia / Nastavenie</text:p>
          </table:table-cell>
          <table:table-cell table:style-name="ACE-42" office:value-type="string" calcext:value-type="string">
            <text:p>Plane </text:p>
          </table:table-cell>
          <table:table-cell table:style-name="ACE-42" office:value-type="string" calcext:value-type="string">
            <text:p>Severity</text:p>
          </table:table-cell>
          <table:table-cell table:style-name="ACE-4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ACE-44" office:value-type="string" calcext:value-type="string">
            <text:p>Nízky stav voľnej pamäte</text:p>
          </table:table-cell>
          <table:table-cell table:style-name="ACE-44" office:value-type="string" calcext:value-type="string">
            <text:p>Nastavenie notifikácie pri dochádzaní pamäte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44" office:value-type="string" calcext:value-type="string">
            <text:p>Logovacie správy nemôžu byť zaznamenané kvôli nedostatku pamäte</text:p>
          </table:table-cell>
          <table:table-cell table:style-name="ACE-44" office:value-type="string" calcext:value-type="string">
            <text:p>Rezervovanie pamäte pre kritické notifikácie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ACE-44" office:value-type="string" calcext:value-type="string">
            <text:p>Vysoké zaťaženie CPU</text:p>
          </table:table-cell>
          <table:table-cell table:style-name="ACE-44" office:value-type="string" calcext:value-type="string">
            <text:p>Nastavenie notifikácie vysokom zaťažení CPU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44" office:value-type="string" calcext:value-type="string">
            <text:p>Vysoké zaťaženie zariadenia spôsobilo nemožnosť prihlásenia k nemu</text:p>
          </table:table-cell>
          <table:table-cell table:style-name="ACE-44" office:value-type="string" calcext:value-type="string">
            <text:p>Rezervovanie pamäte pre protokoly na manažment zariadení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table table:name="STP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ACE-40"/>
        <table:table-row table:style-name="ro14">
          <table:table-cell table:style-name="ACE-38" office:value-type="string" calcext:value-type="string">
            <text:p>Riadok č.</text:p>
          </table:table-cell>
          <table:table-cell table:style-name="ACE-38" office:value-type="string" calcext:value-type="string">
            <text:p>Útok / Problém</text:p>
          </table:table-cell>
          <table:table-cell table:style-name="ACE-38" office:value-type="string" calcext:value-type="string">
            <text:p>Mitigácia / Nastavenie</text:p>
          </table:table-cell>
          <table:table-cell table:style-name="ACE-38" office:value-type="string" calcext:value-type="string">
            <text:p>Plane </text:p>
          </table:table-cell>
          <table:table-cell table:style-name="ACE-38" office:value-type="string" calcext:value-type="string">
            <text:p>Severity</text:p>
          </table:table-cell>
          <table:table-cell table:style-name="ACE-38" office:value-type="string" calcext:value-type="string">
            <text:p>Facility layer</text:p>
          </table:table-cell>
          <table:table-cell table:style-name="ACE-41" office:value-type="string" calcext:value-type="string">
            <text:p>Zdroj</text:p>
          </table:table-cell>
          <table:table-cell table:style-name="ACE-39"/>
          <table:table-cell table:number-columns-repeated="5"/>
          <table:table-cell table:style-name="ACE-38" table:number-columns-repeated="6"/>
          <table:table-cell table:style-name="ACE-41"/>
          <table:table-cell table:number-columns-repeated="108"/>
        </table:table-row>
        <table:table-row table:style-name="ro6">
          <table:table-cell table:style-name="ACE-39" office:value-type="float" office:value="1" calcext:value-type="float">
            <text:p>1</text:p>
          </table:table-cell>
          <table:table-cell table:style-name="ACE-41" office:value-type="string" calcext:value-type="string">
            <text:p>Rogue root bridge protection (root guard)</text:p>
          </table:table-cell>
          <table:table-cell table:style-name="ACE-41" office:value-type="string" calcext:value-type="string">
            <text:p>Rogue root bridge 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2" calcext:value-type="float">
            <text:p>2</text:p>
          </table:table-cell>
          <table:table-cell table:style-name="ACE-41" office:value-type="string" calcext:value-type="string">
            <text:p>BPDU protection (BPDU guard)</text:p>
          </table:table-cell>
          <table:table-cell table:style-name="ACE-41" office:value-type="string" calcext:value-type="string">
            <text:p>Pripojenie prepínaču na koncový prístupový port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3" calcext:value-type="float">
            <text:p>3</text:p>
          </table:table-cell>
          <table:table-cell table:style-name="ACE-41" office:value-type="string" calcext:value-type="string">
            <text:p>Prístupové porty by sa nemali podieľať na STP procese</text:p>
          </table:table-cell>
          <table:table-cell table:style-name="ACE-41" office:value-type="string" calcext:value-type="string">
            <text:p>Rýchlosť konvergencie</text:p>
          </table:table-cell>
          <table:table-cell table:style-name="ACE-41" office:value-type="string" calcext:value-type="string">
            <text:p>C</text:p>
          </table:table-cell>
          <table:table-cell table:style-name="ACE-41" office:value-type="string" calcext:value-type="string">
            <text:p>H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4">
          <table:table-cell table:style-name="ACE-39" office:value-type="float" office:value="4" calcext:value-type="float">
            <text:p>4</text:p>
          </table:table-cell>
          <table:table-cell table:style-name="ACE-41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ACE-41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Designing Cisco network service architectures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LAN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6"/>
        <table:table-row table:style-name="ro14">
          <table:table-cell table:style-name="ACE-35" office:value-type="string" calcext:value-type="string">
            <text:p>Riadok č.</text:p>
          </table:table-cell>
          <table:table-cell table:style-name="ACE-35" office:value-type="string" calcext:value-type="string">
            <text:p>Útok / Problém</text:p>
          </table:table-cell>
          <table:table-cell table:style-name="ACE-35" office:value-type="string" calcext:value-type="string">
            <text:p>Mitigácia / Nastavenie</text:p>
          </table:table-cell>
          <table:table-cell table:style-name="ACE-35" office:value-type="string" calcext:value-type="string">
            <text:p>Plane </text:p>
          </table:table-cell>
          <table:table-cell table:style-name="ACE-35" office:value-type="string" calcext:value-type="string">
            <text:p>Severity</text:p>
          </table:table-cell>
          <table:table-cell table:style-name="ACE-3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37" office:value-type="string" calcext:value-type="string">
            <text:p>Špeciálna VLAN pre manažment na obmedzenie prístupu iba pre administrátorov</text:p>
          </table:table-cell>
          <table:table-cell table:style-name="ACE-37" office:value-type="string" calcext:value-type="string">
            <text:p>Vytvorenie separátnej VLAN pre manažment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ACE-37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ACE-37" office:value-type="string" calcext:value-type="string">
            <text:p>Vytvorenie špeciálnej black hole VLAN pre nevyužité porty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ACE-37" office:value-type="string" calcext:value-type="string">
            <text:p>Predvolenej VLAN je povolené prepnuté na akýkoľvek port, VLAN hopping, double tagging</text:p>
          </table:table-cell>
          <table:table-cell table:style-name="ACE-37" office:value-type="string" calcext:value-type="string">
            <text:p>Odobrať všetky porty z predvolenej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ACE-37" office:value-type="string" calcext:value-type="string">
            <text:p>Predvolenej VLAN je povolené byť prepnutá na akýkoľvek port, VLAN hopping, double tagging</text:p>
          </table:table-cell>
          <table:table-cell table:style-name="ACE-37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ACE-37" office:value-type="string" calcext:value-type="string">
            <text:p>DTP útok, Switch spoofing útok</text:p>
          </table:table-cell>
          <table:table-cell table:style-name="ACE-37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7">
          <table:table-cell office:value-type="float" office:value="6" calcext:value-type="float">
            <text:p>6</text:p>
          </table:table-cell>
          <table:table-cell table:style-name="ACE-37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ACE-37" office:value-type="string" calcext:value-type="string">
            <text:p>Vypnutie MVRP. MRP, GARP, VTP po úspešnej propagácií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ACE-37" office:value-type="string" calcext:value-type="string">
            <text:p>VTP musí byť používané</text:p>
          </table:table-cell>
          <table:table-cell table:style-name="ACE-37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37" office:value-type="string" calcext:value-type="string">
            <text:p>Vysoké zaťaženie linky</text:p>
          </table:table-cell>
          <table:table-cell table:style-name="ACE-37" office:value-type="string" calcext:value-type="string">
            <text:p>Poslanie notifikácie pri prekročení prahovej hodnoty zaťaženia linky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A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Mapovanie siete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9"/>
        <table:table-row table:style-name="ro14">
          <table:table-cell table:style-name="ACE-18" office:value-type="string" calcext:value-type="string">
            <text:p>Riadok č.</text:p>
          </table:table-cell>
          <table:table-cell table:style-name="ACE-18" office:value-type="string" calcext:value-type="string">
            <text:p>Útok / Problém</text:p>
          </table:table-cell>
          <table:table-cell table:style-name="ACE-18" office:value-type="string" calcext:value-type="string">
            <text:p>Mitigácia / Nastavenie</text:p>
          </table:table-cell>
          <table:table-cell table:style-name="ACE-18" office:value-type="string" calcext:value-type="string">
            <text:p>Plane </text:p>
          </table:table-cell>
          <table:table-cell table:style-name="ACE-18" office:value-type="string" calcext:value-type="string">
            <text:p>Severity</text:p>
          </table:table-cell>
          <table:table-cell table:style-name="ACE-18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20" office:value-type="string" calcext:value-type="string">
            <text:p>Skenovanie a zistenie informácií o sieti za pomoci protokolu CDP a využitie bezpečnostných chýb</text:p>
          </table:table-cell>
          <table:table-cell table:style-name="ACE-20" office:value-type="string" calcext:value-type="string">
            <text:p>Zakázanie protokolu C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0" office:value-type="string" calcext:value-type="string">
            <text:p>Skenovanie a zistenie informácií o sieti za pomoci protokolu LLDP a využitie bezpečnostných chýb</text:p>
          </table:table-cell>
          <table:table-cell table:style-name="ACE-20" office:value-type="string" calcext:value-type="string">
            <text:p>Zakázanie protokolu LL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0" office:value-type="string" calcext:value-type="string">
            <text:p>Proxy ARP môže viesť k obídeniu PVLAN a rozširuje broadcast doménu</text:p>
          </table:table-cell>
          <table:table-cell table:style-name="ACE-20" office:value-type="string" calcext:value-type="string">
            <text:p>Vypnutie Proxy ARP</text:p>
          </table:table-cell>
          <table:table-cell table:number-columns-repeated="2"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ACE-20" office:value-type="string" calcext:value-type="string">
            <text:p>Útočník môže zistiť, že IP adresa, na ktorú skúšal ping je nesprávna</text:p>
          </table:table-cell>
          <table:table-cell table:style-name="ACE-20" office:value-type="string" calcext:value-type="string">
            <text:p>Vypnutie správ ICMP Unreachable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20" office:value-type="string" calcext:value-type="string">
            <text:p>Útočník môže zistiť masku podsiete pomocou ICMP Mask reply</text:p>
          </table:table-cell>
          <table:table-cell table:style-name="ACE-20" office:value-type="string" calcext:value-type="string">
            <text:p>Vypnutie správ ICMP Mask reply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ACE-20" office:value-type="string" calcext:value-type="string">
            <text:p>Umožňuje DOS Smurf útok, mapovanie siete pomocou ping na broadcast adresu vzdialenej siete</text:p>
          </table:table-cell>
          <table:table-cell table:style-name="ACE-20" office:value-type="string" calcext:value-type="string">
            <text:p>Vypnutie ICMP echo správ na broadcast adresu, vypnutie directed broadcas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Router HardeningHardening Cisco Routers</text:p>
          </table:table-cell>
          <table:table-cell table:number-columns-repeated="1017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ACE-20" office:value-type="string" calcext:value-type="string">
            <text:p>Útočník môže zistiť smerovacie informácie alebo vyťažiť CPU</text:p>
          </table:table-cell>
          <table:table-cell table:style-name="ACE-20" office:value-type="string" calcext:value-type="string">
            <text:p>Vypnutie správ ICMP Redirec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ACE-20" office:value-type="string" calcext:value-type="string">
            <text:p>Mapovanie siete pomocou pingu na multicast adresu všetkých uzlov a MLD/IGMP Query Overload a Smurf útok</text:p>
          </table:table-cell>
          <table:table-cell table:style-name="ACE-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DISTCOLDISTACCACC</text:p>
          </table:table-cell>
          <table:table-cell table:style-name="ACE-20" office:value-type="string" calcext:value-type="string">
            <text:p>Bezpečné IPv6: trable s multicastemMLD Considered Harmful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Smerovanie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ACE-12"/>
        <table:table-column table:style-name="co5" table:default-cell-style-name="ACE-12"/>
        <table:table-column table:style-name="co1" table:number-columns-repeated="1018" table:default-cell-style-name="ACE-12"/>
        <table:table-row table:style-name="ro14">
          <table:table-cell table:style-name="ACE-11" office:value-type="string" calcext:value-type="string">
            <text:p>Riadok č.</text:p>
          </table:table-cell>
          <table:table-cell table:style-name="ACE-11" office:value-type="string" calcext:value-type="string">
            <text:p>Útok / Problém</text:p>
          </table:table-cell>
          <table:table-cell table:style-name="ACE-11" office:value-type="string" calcext:value-type="string">
            <text:p>Mitigácia / Nastavenie</text:p>
          </table:table-cell>
          <table:table-cell table:style-name="ACE-11" office:value-type="string" calcext:value-type="string">
            <text:p>Plane </text:p>
          </table:table-cell>
          <table:table-cell table:style-name="ACE-11" office:value-type="string" calcext:value-type="string">
            <text:p>Severity</text:p>
          </table:table-cell>
          <table:table-cell table:style-name="ACE-1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14" office:value-type="string" calcext:value-type="string">
            <text:p>Vloženie a manipulácia so smerovacími informáciami</text:p>
          </table:table-cell>
          <table:table-cell table:style-name="ACE-14" office:value-type="string" calcext:value-type="string">
            <text:p>Autentizácia smerovacích protokolov (nie heslá v otvorenej podobe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CCNA Security Study GuideCisco Guide to Harden Cisco IOS Devices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ACE-14" office:value-type="string" calcext:value-type="string">
            <text:p>OSPF virtuálne linky degradujú výkon</text:p>
          </table:table-cell>
          <table:table-cell table:style-name="ACE-14" office:value-type="string" calcext:value-type="string">
            <text:p>Vypnutie virtuálnych liniek pre OSPF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Designing Cisco network service architectur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8">
          <table:table-cell office:value-type="float" office:value="3" calcext:value-type="float">
            <text:p>3</text:p>
          </table:table-cell>
          <table:table-cell table:style-name="ACE-1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ACE-14" office:value-type="string" calcext:value-type="string">
            <text:p>Špecifikovanie rozhraní, ktoré nebudú prijímať smerovacie informáci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</text:p>
          </table:table-cell>
          <table:table-cell table:style-name="ACE-2" office:value-type="string" calcext:value-type="string">
            <text:p>TODO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ACE-14" office:value-type="string" calcext:value-type="string">
            <text:p>Nemožnosť sprevádzkovať procesy smerovacích protokolov v určitých prípadoch pri použití IPv6</text:p>
          </table:table-cell>
          <table:table-cell table:style-name="ACE-14" office:value-type="string" calcext:value-type="string">
            <text:p>Špecifikovanie identifikátorov smerovacích protokolov pre každý router (router ID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Protocol-Independent Routing Properties Feature Guide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4" office:value-type="string" calcext:value-type="string">
            <text:p>Vysledovateľnosť nefunkčnosti smerovacieho protokolu a nesprávneho nastavenia</text:p>
          </table:table-cell>
          <table:table-cell table:style-name="ACE-14" office:value-type="string" calcext:value-type="string">
            <text:p>Zaznamenanie zmeny v logu pri zmenách v smerovaní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SAFE Reference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ACE-14" office:value-type="string" calcext:value-type="string">
            <text:p><text:s/>Škodlivé vloženie smerovacích informácií informácií, vzdialený útok</text:p>
          </table:table-cell>
          <table:table-cell table:style-name="ACE-14" office:value-type="string" calcext:value-type="string">
            <text:p>TTL security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14" office:value-type="string" calcext:value-type="string">
            <text:p>Nesprávne smerovanie kvôli sumarizácií</text:p>
          </table:table-cell>
          <table:table-cell table:style-name="ACE-14" office:value-type="string" calcext:value-type="string">
            <text:p>Vypnutie automatickej sumarizácie smerovacích protokolov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ACE-1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ACE-14" office:value-type="string" calcext:value-type="string">
            <text:p>Vypnutie IP source routing</text:p>
          </table:table-cell>
          <table:table-cell table:number-columns-repeated="2" table:style-name="ACE-14" office:value-type="string" calcext:value-type="string">
            <text:p>C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14" office:value-type="string" calcext:value-type="string">
            <text:p>DOS útok pomocou podvrhnutej IP adresy alebo vzdialený útok na smerovací protokol</text:p>
          </table:table-cell>
          <table:table-cell table:style-name="ACE-14" office:value-type="string" calcext:value-type="string">
            <text:p>Zapnutie reverse path forwarding strict/loose mod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Network Security Auditing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Filtrovanie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6"/>
        <table:table-row table:style-name="ro14">
          <table:table-cell table:style-name="ACE-15" office:value-type="string" calcext:value-type="string">
            <text:p>Riadok č.</text:p>
          </table:table-cell>
          <table:table-cell table:style-name="ACE-15" office:value-type="string" calcext:value-type="string">
            <text:p>Útok / Problém</text:p>
          </table:table-cell>
          <table:table-cell table:style-name="ACE-15" office:value-type="string" calcext:value-type="string">
            <text:p>Mitigácia / Nastavenie</text:p>
          </table:table-cell>
          <table:table-cell table:style-name="ACE-15" office:value-type="string" calcext:value-type="string">
            <text:p>Plane </text:p>
          </table:table-cell>
          <table:table-cell table:style-name="ACE-15" office:value-type="string" calcext:value-type="string">
            <text:p>Severity</text:p>
          </table:table-cell>
          <table:table-cell table:style-name="ACE-1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špeciálnych IPv6 adries z RFC 5156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7" office:value-type="string" calcext:value-type="string">
            <text:p>IPv6 Next Header <text:s/>a IPv6 Fragmentation útok</text:p>
          </table:table-cell>
          <table:table-cell table:style-name="ACE-17" office:value-type="string" calcext:value-type="string">
            <text:p>ACL blokujúce nerozpoznateľné rozšírené hlavičky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Bezpečné IPv6: trable s hlavičkamiBezpečné IPv6: vícehlavý útoční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17" office:value-type="string" calcext:value-type="string">
            <text:p>DOS útok alebo pokus o prístup k tomu, čo nie je povolené</text:p>
          </table:table-cell>
          <table:table-cell table:style-name="ACE-17" office:value-type="string" calcext:value-type="string">
            <text:p>Logovanie pravidiel zahodenia paketov v ACL</text:p>
          </table:table-cell>
          <table:table-cell table:number-columns-repeated="2" table:style-name="ACE-17" office:value-type="string" calcext:value-type="string">
            <text:p>M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Hardening Cisco Routers</text:p>
          </table:table-cell>
          <table:table-cell office:value-type="string" calcext:value-type="string">
            <text:p>TAZKO. REMARK je ako keby line a nema log/log-input, asi zbytocne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ACE-17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ACE-17" office:value-type="string" calcext:value-type="string">
            <text:p>Zahadzovanie IPv4 paketov s rozšírenou hlavičkou (IP Options filtering)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DISTCOLCOREDISTCOLDISTACCCOLALL</text:p>
          </table:table-cell>
          <table:table-cell table:style-name="ACE-17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17" office:value-type="string" calcext:value-type="string">
            <text:p>Komplexné bezpečnostné hrozby a narušenie bezpečnosti</text:p>
          </table:table-cell>
          <table:table-cell table:style-name="ACE-17" office:value-type="string" calcext:value-type="string">
            <text:p>Nastavenie IDS/IPS ak to zariadenie podporuje</text:p>
          </table:table-cell>
          <table:table-cell table:style-name="ACE-17" office:value-type="string" calcext:value-type="string">
            <text:p>C</text:p>
          </table:table-cell>
          <table:table-cell table:style-name="ACE-17" office:value-type="string" calcext:value-type="string">
            <text:p>H</text:p>
          </table:table-cell>
          <table:table-cell table:style-name="ACE-17" office:value-type="string" calcext:value-type="string">
            <text:p>CORE/EDGE COLCOREDISTCOLALL</text:p>
          </table:table-cell>
          <table:table-cell table:style-name="ACE-17" office:value-type="string" calcext:value-type="string">
            <text:p>Cisco router configuration handbook</text:p>
          </table:table-cell>
          <table:table-cell office:value-type="string" calcext:value-type="string">
            <text:p>TODO EDGE</text:p>
          </table:table-cell>
          <table:table-cell table:number-columns-repeated="1016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Ostatné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0"/>
        <table:table-row table:style-name="ro14">
          <table:table-cell table:style-name="ACE-29" office:value-type="string" calcext:value-type="string">
            <text:p>Riadok č.</text:p>
          </table:table-cell>
          <table:table-cell table:style-name="ACE-29" office:value-type="string" calcext:value-type="string">
            <text:p>Útok / Problém</text:p>
          </table:table-cell>
          <table:table-cell table:style-name="ACE-29" office:value-type="string" calcext:value-type="string">
            <text:p>Mitigácia / Nastavenie</text:p>
          </table:table-cell>
          <table:table-cell table:style-name="ACE-29" office:value-type="string" calcext:value-type="string">
            <text:p>Plane </text:p>
          </table:table-cell>
          <table:table-cell table:style-name="ACE-29" office:value-type="string" calcext:value-type="string">
            <text:p>Severity</text:p>
          </table:table-cell>
          <table:table-cell table:style-name="ACE-29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ACE-31" office:value-type="string" calcext:value-type="string">
            <text:p>Zlyhanie zariadenia alebo linky môže viest k nefunkčnosti siete </text:p>
          </table:table-cell>
          <table:table-cell table:style-name="ACE-31" office:value-type="string" calcext:value-type="string">
            <text:p>Povolenie FHRP s autentizáciou a aktuálnou verziou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ORE/EDGECOLCOREDISTCOLALL</text:p>
          </table:table-cell>
          <table:table-cell table:style-name="ACE-31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ACE-31" office:value-type="string" calcext:value-type="string">
            <text:p>Nepoužívané, staré a nezabezpečené služby môžu byť použité na škodlivé účely</text:p>
          </table:table-cell>
          <table:table-cell table:style-name="ACE-31" office:value-type="string" calcext:value-type="string">
            <text:p>Vypnutie nepoužívaných služieb z bezpečnostných dôvodov a na šetrenie CPU a pamäte </text:p>
          </table:table-cell>
          <table:table-cell table:style-name="ACE-31" office:value-type="string" calcext:value-type="string">
            <text:p>VARY – SEE SPECIFIC VENDOR CHECKLIST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Záleží na výrobcovi, operačnom systéme a verzii</text:p>
          </table:table-cell>
          <table:table-cell table:style-name="ACE-31" office:value-type="string" calcext:value-type="string">
            <text:p>Cisco IOS features that you should disable or restrict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31" office:value-type="string" calcext:value-type="string">
            <text:p>Odpočúvanie komunikácie <text:s/>cez nezabezpečené tunely</text:p>
          </table:table-cell>
          <table:table-cell table:style-name="ACE-31" office:value-type="string" calcext:value-type="string">
            <text:p>Vypnúť tunely ktoré nie sú zabezpečené alebo zabezpečiť tunel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CORE/EDGEDISTCOLCOREDISTCOLDISTACCCOLALL</text:p>
          </table:table-cell>
          <table:table-cell table:style-name="ACE-31" office:value-type="string" calcext:value-type="string">
            <text:p>CIS Cisco IOS 15 Benchmark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3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ACE-31" office:value-type="string" calcext:value-type="string">
            <text:p>Monitorovanie výkonnosti siete a zber sieťového prenosu kvôli legislatívnym potrebá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N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ACE-31" office:value-type="string" calcext:value-type="string">
            <text:p>Útočník s fyzickým prístupom k zariadeniu alebo portu môže odpočúvať alebo posielať škodlivý obsah</text:p>
          </table:table-cell>
          <table:table-cell table:style-name="ACE-31" office:value-type="string" calcext:value-type="string">
            <text:p>Explicitne zakázať nepoužívané port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Router HardeningNetwork Security Auditing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31" office:value-type="string" calcext:value-type="string">
            <text:p>Zdrojové rozhranie pre management a control protokoly</text:p>
          </table:table-cell>
          <table:table-cell table:style-name="ACE-31" office:value-type="string" calcext:value-type="string">
            <text:p>Vytvoriť Loopback rozhranie s IP adresou</text:p>
          </table:table-cell>
          <table:table-cell table:style-name="ACE-31" office:value-type="string" calcext:value-type="string">
            <text:p>M / 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31" office:value-type="string" calcext:value-type="string">
            <text:p>Pretečenie pamäte</text:p>
          </table:table-cell>
          <table:table-cell table:style-name="ACE-31" office:value-type="string" calcext:value-type="string">
            <text:p>Povoliť mechanizmy na detekciu pretečenia pamäte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ACE-31" office:value-type="string" calcext:value-type="string">
            <text:p>Načítanie škodlivej konfigurácie zo siete počas bootovania</text:p>
          </table:table-cell>
          <table:table-cell table:style-name="ACE-31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Hardening Cisco Routers</text:p>
          </table:table-cell>
          <table:table-cell office:value-type="string" calcext:value-type="string">
            <text:p>NEVIE NAJST V ZIADNOM CFG</text:p>
          </table:table-cell>
          <table:table-cell table:number-columns-repeated="101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ACE-31" office:value-type="string" calcext:value-type="string">
            <text:p>Odpočúvanie konfigurácií zariadení pri zálohe</text:p>
          </table:table-cell>
          <table:table-cell table:style-name="ACE-31" office:value-type="string" calcext:value-type="string">
            <text:p>Zapnutie zabezpečenej zálohy na server (SFTP, SCP)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ACE-31" office:value-type="string" calcext:value-type="string">
            <text:p>Vymazanie konfigurácie</text:p>
          </table:table-cell>
          <table:table-cell table:style-name="ACE-31" office:value-type="string" calcext:value-type="string">
            <text:p>Zapnutie ochrany pred výmazom konfiguráci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ACE-31" office:value-type="string" calcext:value-type="string">
            <text:p>Možnosť urobiť diff zmien konfigurácií a jej návrat</text:p>
          </table:table-cell>
          <table:table-cell table:style-name="ACE-31" office:value-type="string" calcext:value-type="string">
            <text:p>Periodické zálohovanie konfigurácie a logovanie jej zmien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Cisco Guide to Harden Cisco IOS Devices</text:p>
          </table:table-cell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ACE-31" office:value-type="string" calcext:value-type="string">
            <text:p>Nemožnosť prihlásenia pri zaseknutom TCP spojení</text:p>
          </table:table-cell>
          <table:table-cell table:style-name="ACE-31" office:value-type="string" calcext:value-type="string">
            <text:p>Terminovanie zaseknutého TCP spojenia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ACE-31" office:value-type="string" calcext:value-type="string">
            <text:p>Možnosť prečítať heslá z uniknutých konfigurácií</text:p>
          </table:table-cell>
          <table:table-cell table:style-name="ACE-31" office:value-type="string" calcext:value-type="string">
            <text:p>Zašifrovanie hesiel v otvorenej podob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 Cisco IOS 15 Benchmark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Cisco" table:style-name="ta13">
        <office:forms form:automatic-focus="false" form:apply-design-mode="false"/>
        <table:table-column table:style-name="co6" table:default-cell-style-name="Default"/>
        <table:table-column table:style-name="co7" table:default-cell-style-name="ce55"/>
        <table:table-column table:style-name="co8" table:default-cell-style-name="ce69"/>
        <table:table-column table:style-name="co8" table:default-cell-style-name="Default"/>
        <table:table-row table:style-name="ro13"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4">
          <table:table-cell table:style-name="ce46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19">
          <table:table-cell table:style-name="ce48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48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7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47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49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124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9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71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49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56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9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71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14">
          <table:table-cell table:style-name="ce46" office:value-type="string" calcext:value-type="string">
            <text:p>Hádanie hesla k RSA kľúču</text:p>
          </table:table-cell>
          <table:table-cell table:style-name="ce57" office:value-type="string" calcext:value-type="string">
            <text:p>SSH maximálny počet neúspešných pokusov</text:p>
          </table:table-cell>
          <table:table-cell table:style-name="ce72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6" office:value-type="string" calcext:value-type="string">
            <text:p>Útok hrubou silou na zistenie prihlasovacích údajov</text:p>
          </table:table-cell>
          <table:table-cell table:style-name="ce58" office:value-type="string" calcext:value-type="string">
            <text:p>Špecifikovať čas po ktorý nie je možné po N pokusoch sa prihlásiť</text:p>
          </table:table-cell>
          <table:table-cell table:style-name="ce73" office:value-type="string" calcext:value-type="string">
            <text:p>login block-for 60 attempts 3 within 30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47" office:value-type="string" calcext:value-type="string">
            <text:p>Prihlásenie na zariadenie nie je možné kvôli zablokovaniu pre príliš veľa neúspešných pokusov</text:p>
          </table:table-cell>
          <table:table-cell table:style-name="ce59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59" office:value-type="string" calcext:value-type="string">
            <text:p>login quiet-mode access-class &lt;acl name&gt;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46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47" office:value-type="string" calcext:value-type="string">
            <text:p>Útočník nie je informovaný o právnych následkoch</text:p>
          </table:table-cell>
          <table:table-cell table:style-name="ce56" office:value-type="string" calcext:value-type="string">
            <text:p>Právne upozornenie pri prístupe k zariadeniu</text:p>
          </table:table-cell>
          <table:table-cell table:style-name="ce55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23">
          <table:table-cell table:style-name="ce49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56" office:value-type="string" calcext:value-type="string">
            <text:p>Čas vypršania sedenia pre protokol na manažovanie zariadení</text:p>
          </table:table-cell>
          <table:table-cell table:style-name="ce55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55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8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50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74" office:value-type="string" calcext:value-type="string">
            <text:p>no enable password &lt;password&gt;</text:p>
          </table:table-cell>
          <table:table-cell office:value-type="string" calcext:value-type="string">
            <text:p>OK</text:p>
          </table:table-cell>
        </table:table-row>
        <table:table-row table:style-name="ro24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24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74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OK</text:p>
          </table:table-cell>
        </table:table-row>
        <table:table-row table:style-name="ro25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><text:span text:style-name="T7"/></text:p>
          </table:table-cell>
          <table:table-cell office:value-type="string" calcext:value-type="string">
            <text:p>OK</text:p>
          </table:table-cell>
        </table:table-row>
        <table:table-row table:style-name="ro26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enable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9">no </text:span><text:span text:style-name="T10">no </text:span><text:span text:style-name="T11">aaa authentication enable default non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6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75" office:value-type="string" calcext:value-type="string">
            <text:p>aaa authentication attempts login 3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75" office:value-type="string" calcext:value-type="string">
            <text:p>vyhnúť sa aaa authentication login.*none.*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47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office:value-type="string" calcext:value-type="string">
            <text:p>OK</text:p>
          </table:table-cell>
        </table:table-row>
        <table:table-row table:style-name="ro27">
          <table:table-cell table:style-name="ce47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office:value-type="string" calcext:value-type="string">
            <text:p>OK</text:p>
          </table:table-cell>
        </table:table-row>
        <table:table-row table:style-name="ro28">
          <table:table-cell table:style-name="ce47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130" office:value-type="string" calcext:value-type="string">
            <text:p><text:span text:style-name="T12">aaa accounting connection &lt;default/list&gt; &lt;start-stop/stop-only&gt; group &lt;group&gt;</text:span></text:p>
            <text:p><text:span text:style-name="T13">no aaa accounting connection &lt;default/list&gt; none</text:span></text:p>
            <text:p><text:span text:style-name="T13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2">aaa accounting exec &lt;default/list&gt; &lt;start-stop/stop-only&gt; group &lt;group&gt;</text:span></text:p>
            <text:p><text:span text:style-name="T12">aaa accounting exec &lt;default/list&gt; non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Odpočúvanie SNMP verzie 1 a 2c</text:p>
          </table:table-cell>
          <table:table-cell table:style-name="ce56" office:value-type="string" calcext:value-type="string">
            <text:p>Použitie SNMP verzie 3 pokiaľ je SNMP používané</text:p>
          </table:table-cell>
          <table:table-cell table:style-name="ce76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76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9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77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office:value-type="string" calcext:value-type="string">
            <text:p>OK</text:p>
          </table:table-cell>
        </table:table-row>
        <table:table-row table:style-name="ro29">
          <table:table-cell table:style-name="ce49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78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79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office:value-type="string" calcext:value-type="string">
            <text:p>OK</text:p>
          </table:table-cell>
        </table:table-row>
        <table:table-row table:style-name="ro30">
          <table:table-cell table:style-name="ce49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135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81" office:value-type="string" calcext:value-type="string">
            <text:p><text:span text:style-name="T31">snmp-server location &lt;location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Zmeny názvov rozhraní medzi reštartami a nemožnosť monitorovanie pomocou SNMP</text:p>
          </table:table-cell>
          <table:table-cell table:style-name="ce60" office:value-type="string" calcext:value-type="string">
            <text:p>SNMP statické nemenné meno rozhrania aj po reštarte zariadenia</text:p>
          </table:table-cell>
          <table:table-cell table:style-name="ce82" office:value-type="string" calcext:value-type="string">
            <text:p>snmp-server ifindex persist</text:p>
          </table:table-cell>
          <table:table-cell office:value-type="string" calcext:value-type="string">
            <text:p>OK</text:p>
          </table:table-cell>
        </table:table-row>
        <table:table-row table:style-name="ro31">
          <table:table-cell table:style-name="ce47" office:value-type="string" calcext:value-type="string">
            <text:p>Administrátor nemá povedomie o problémoch na zariadení</text:p>
          </table:table-cell>
          <table:table-cell table:style-name="ce61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/>
        </table:table-row>
        <table:table-row table:style-name="ro16">
          <table:table-cell table:style-name="ce47" office:value-type="string" calcext:value-type="string">
            <text:p>Neprijímanie všetkých dôležitých incidentov na zariadení z protokolu SYSLOG</text:p>
          </table:table-cell>
          <table:table-cell table:style-name="ce61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SYSLOG zdrojové rozhranie nie je rovnaké pri každom reštarte</text:p>
          </table:table-cell>
          <table:table-cell table:style-name="ce56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47" office:value-type="string" calcext:value-type="string">
            <text:p>Nedostatočné a neštandardné formáty času pri logovacích správach</text:p>
          </table:table-cell>
          <table:table-cell table:style-name="ce61" office:value-type="string" calcext:value-type="string">
            <text:p>Definovanie formátu času pre logovacie a ladiace výstupy</text:p>
          </table:table-cell>
          <table:table-cell table:style-name="ce74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Administrátor nevidí dôležité incidenty pri prihlásení a konfigurovaní cez konzolu</text:p>
          </table:table-cell>
          <table:table-cell table:style-name="ce61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Malá vyrovnávacia pamäť pre SYSLOG je dôvodom zahadzovanie správ</text:p>
          </table:table-cell>
          <table:table-cell table:style-name="ce61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Neprístupný SYSLOG server spôsobuje zahadzovanie dôležitých syslog správ</text:p>
          </table:table-cell>
          <table:table-cell table:style-name="ce61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9" office:value-type="string" calcext:value-type="string">
            <text:p>Skenovanie a zistenie informácií o sieti za pomoci protokolu CDP a využitie bezpečnostných chýb</text:p>
          </table:table-cell>
          <table:table-cell table:style-name="ce61" office:value-type="string" calcext:value-type="string">
            <text:p>Zakázanie protokolu CDP</text:p>
          </table:table-cell>
          <table:table-cell table:style-name="ce55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Skenovanie a zistenie informácií o sieti za pomoci protokolu LLDP a využitie bezpečnostných chýb</text:p>
          </table:table-cell>
          <table:table-cell table:style-name="ce61" office:value-type="string" calcext:value-type="string">
            <text:p>Zakázanie protokolu LLDP</text:p>
          </table:table-cell>
          <table:table-cell table:style-name="ce55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7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47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83" office:value-type="string" calcext:value-type="string">
            <text:p>ntp authenticate</text:p>
            <text:p><text:span text:style-name="T32">ntp authentication-key 1 md5 &lt;password&gt;</text:span></text:p>
            <text:p><text:span text:style-name="T33">ntp trusted-key 1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NTP zdrojové rozhranie nie je rovnaké pri každom reštarte</text:p>
          </table:table-cell>
          <table:table-cell table:style-name="ce56" office:value-type="string" calcext:value-type="string">
            <text:p><text:s/>Definovanie loopback zdrojového rozhrania pre NTP</text:p>
          </table:table-cell>
          <table:table-cell table:style-name="ce83" office:value-type="string" calcext:value-type="string">
            <text:p>ntp 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84" office:value-type="string" calcext:value-type="string">
            <text:p><text:span text:style-name="T34">ntp server </text:span><text:span text:style-name="T35">&lt;ip adddress&gt; </text:span>version 4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47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office:value-type="string" calcext:value-type="string">
            <text:p>TODO</text:p>
          </table:table-cell>
        </table:table-row>
        <table:table-row table:style-name="ro30">
          <table:table-cell table:style-name="ce51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85" office:value-type="string" calcext:value-type="string">
            <text:p><text:span text:style-name="T36">interface &lt;interface name&gt; &lt;interface id&gt;</text:span></text:p>
            <text:p><text:span text:style-name="T36"> shutdown</text:span></text:p>
          </table:table-cell>
          <table:table-cell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32">
          <table:table-cell table:style-name="ce47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33">
          <table:table-cell table:style-name="ce47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7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34">
          <table:table-cell table:style-name="ce49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OK</text:p>
          </table:table-cell>
        </table:table-row>
        <table:table-row table:style-name="ro35">
          <table:table-cell table:style-name="ce49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9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55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49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55" office:value-type="string" calcext:value-type="string">
            <text:p><text:span text:style-name="T37">archive</text:span></text:p>
            <text:p><text:span text:style-name="T38">write-memory</text:span></text:p>
            <text:p><text:span text:style-name="T39">time-period &lt;num&gt;</text:span></text:p>
            <text:p><text:span text:style-name="T39">log changes</text:span></text:p>
            <text:p><text:span text:style-name="T39">log config</text:span></text:p>
            <text:p><text:span text:style-name="T39">logging enable</text:span></text:p>
            <text:p><text:span text:style-name="T39">logging size &lt;num&gt;</text:span></text:p>
            <text:p><text:span text:style-name="T39">hidekeys</text:span></text:p>
            <text:p><text:span text:style-name="T39">notify syslog</text:span></text:p>
            <text:p><text:span text:style-name="T39">maximum &lt;num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49" office:value-type="string" calcext:value-type="string">
            <text:p>DOS útok alebo pokus o prístup k tomu, čo nie je povolené</text:p>
          </table:table-cell>
          <table:table-cell table:style-name="ce61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office:value-type="string" calcext:value-type="string">
            <text:p>TODO</text:p>
          </table:table-cell>
        </table:table-row>
        <table:table-row table:style-name="ro35">
          <table:table-cell table:style-name="ce49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55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9" office:value-type="string" calcext:value-type="string">
            <text:p>Logovacie správy nemôžu byť zaznamenané kvôli nedostatku pamäte</text:p>
          </table:table-cell>
          <table:table-cell table:style-name="ce61" office:value-type="string" calcext:value-type="string">
            <text:p>Rezervovanie pamäte pre kritické notifikácie pri nedostatku pamäte</text:p>
          </table:table-cell>
          <table:table-cell table:style-name="ce55" office:value-type="string" calcext:value-type="string">
            <text:p>memory reserve critical &lt;value&gt; </text:p>
          </table:table-cell>
          <table:table-cell office:value-type="string" calcext:value-type="string">
            <text:p>OK</text:p>
          </table:table-cell>
        </table:table-row>
        <table:table-row table:style-name="ro36">
          <table:table-cell table:style-name="ce49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40">snmp-server enable traps cpu threshold</text:span></text:p>
            <text:p><text:span text:style-name="T40">snmp-server host &lt;ip adddress&gt; version 3 priv &lt;user&gt; cpu</text:span></text:p>
            <text:p><text:span text:style-name="T40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9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55" office:value-type="string" calcext:value-type="string">
            <text:p>memory reserve console 4096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49" office:value-type="string" calcext:value-type="string">
            <text:p>Pretečenie pamäte</text:p>
          </table:table-cell>
          <table:table-cell table:style-name="ce61" office:value-type="string" calcext:value-type="string">
            <text:p>Povoliť mechanizmy na detekciu pretečenia pamäte</text:p>
          </table:table-cell>
          <table:table-cell table:style-name="ce55" office:value-type="string" calcext:value-type="string">
            <text:p>exception memory ignore overflow io</text:p>
            <text:p><text:span text:style-name="T1">exception memory ignore overflow processor</text:span></text:p>
            <text:p><text:span text:style-name="T41"/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1" office:value-type="string" calcext:value-type="string">
            <text:p>Načítanie škodlivej konfigurácie zo siete počas bootovania</text:p>
          </table:table-cell>
          <table:table-cell table:style-name="ce61" office:value-type="string" calcext:value-type="string">
            <text:p>Vypnutie načítania operačného systému alebo konfigurácie zo siete pokiaľ to nie je nutné</text:p>
          </table:table-cell>
          <table:table-cell table:style-name="ce62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NEVIE NAJST V ZIADNOM CFG</text:p>
          </table:table-cell>
        </table:table-row>
        <table:table-row table:style-name="ro16">
          <table:table-cell table:style-name="ce51" office:value-type="string" calcext:value-type="string">
            <text:p>Proxy ARP môže viesť k obídeniu PVLAN a rozširuje broadcast doménu</text:p>
          </table:table-cell>
          <table:table-cell table:style-name="ce61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51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61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9" office:value-type="string" calcext:value-type="string">
            <text:p>DOS útok pomocou podvrhnutej IP adresy alebo vzdialený útok na smerovací protokol</text:p>
          </table:table-cell>
          <table:table-cell table:style-name="ce61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vstack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46" office:value-type="string" calcext:value-type="string">
            <text:p>Útočník môže zistiť, že IP adresa, na ktorú skúšal ping je nesprávna</text:p>
          </table:table-cell>
          <table:table-cell table:style-name="ce62" office:value-type="string" calcext:value-type="string">
            <text:p>Vypnutie správ ICMP Unreachable</text:p>
          </table:table-cell>
          <table:table-cell table:style-name="ce86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6" office:value-type="string" calcext:value-type="string">
            <text:p>Útočník môže zistiť masku podsiete pomocou ICMP Mask reply</text:p>
          </table:table-cell>
          <table:table-cell table:style-name="ce62" office:value-type="string" calcext:value-type="string">
            <text:p>Vypnutie správ ICMP Mask reply</text:p>
          </table:table-cell>
          <table:table-cell table:style-name="ce86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6" office:value-type="string" calcext:value-type="string">
            <text:p>Umožňuje DOS Smurf útok, mapovanie siete pomocou ping na broadcast adresu vzdialenej siete</text:p>
          </table:table-cell>
          <table:table-cell table:style-name="ce62" office:value-type="string" calcext:value-type="string">
            <text:p>Vypnutie ICMP echo správ na broadcast adresu, vypnutie directed broadcasts</text:p>
          </table:table-cell>
          <table:table-cell table:style-name="ce87" office:value-type="string" calcext:value-type="string">
            <text:p><text:span text:style-name="T6">interface &lt;interface name&gt; &lt;interface id&gt;</text:span></text:p>
            <text:p><text:span text:style-name="T42"> no ip directed-broadcast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46" office:value-type="string" calcext:value-type="string">
            <text:p>Útočník môže zistiť smerovacie informácie alebo vyťažiť CPU</text:p>
          </table:table-cell>
          <table:table-cell table:style-name="ce62" office:value-type="string" calcext:value-type="string">
            <text:p>Vypnutie správ ICMP Redirects</text:p>
          </table:table-cell>
          <table:table-cell table:style-name="ce55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9" office:value-type="string" calcext:value-type="string">
            <text:p>Nekonzistencia konfiguračných súborov pri zmenách konfigurácie viac ako jedným administrátorom</text:p>
          </table:table-cell>
          <table:table-cell table:style-name="ce61" office:value-type="string" calcext:value-type="string">
            <text:p>Povoliť súčasne iba jednému administrátorovi vykonávanie zmien v konfigurácii</text:p>
          </table:table-cell>
          <table:table-cell table:style-name="ce55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49" office:value-type="string" calcext:value-type="string">
            <text:p>Problém identifikácie SYSLOG správ s rovnakou časovou značkou</text:p>
          </table:table-cell>
          <table:table-cell table:style-name="ce61" office:value-type="string" calcext:value-type="string">
            <text:p>Pridanie sekvenčného čísla ku každej syslog správe</text:p>
          </table:table-cell>
          <table:table-cell table:style-name="ce66" office:value-type="string" calcext:value-type="string">
            <text:p>service sequence-numbers</text:p>
          </table:table-cell>
          <table:table-cell office:value-type="string" calcext:value-type="string">
            <text:p>OK</text:p>
          </table:table-cell>
        </table:table-row>
        <table:table-row table:style-name="ro35">
          <table:table-cell table:style-name="ce49" office:value-type="string" calcext:value-type="string">
            <text:p>Nemožnosť prihlásenia pri zaseknutom TCP spojení</text:p>
          </table:table-cell>
          <table:table-cell table:style-name="ce61" office:value-type="string" calcext:value-type="string">
            <text:p>Terminovanie zaseknutého TCP spojenia</text:p>
          </table:table-cell>
          <table:table-cell table:style-name="ce143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6" office:value-type="string" calcext:value-type="string">
            <text:p>router bgp &lt;as number&gt;</text:p>
            <text:p> neighbor &lt;ip address&gt; password &lt;password&gt;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4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office:value-type="string" calcext:value-type="string">
            <text:p>TODO</text:p>
          </table:table-cell>
        </table:table-row>
        <table:table-row table:style-name="ro37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89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><text:span text:style-name="T1"/></text:p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office:value-type="string" calcext:value-type="string">
            <text:p>TODO</text:p>
          </table:table-cell>
        </table:table-row>
        <table:table-row table:style-name="ro12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4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office:value-type="string" calcext:value-type="string">
            <text:p>TODO</text:p>
          </table:table-cell>
        </table:table-row>
        <table:table-row table:style-name="ro14">
          <table:table-cell table:style-name="ce52" office:value-type="string" calcext:value-type="string">
            <text:p>OSPF virtuálne linky degradujú výkon</text:p>
          </table:table-cell>
          <table:table-cell table:style-name="ce63" office:value-type="string" calcext:value-type="string">
            <text:p>Vypnutie virtuálnych liniek pre OSPF</text:p>
          </table:table-cell>
          <table:table-cell table:style-name="ce55" office:value-type="string" calcext:value-type="string">
            <text:p>no area &lt;area id&gt; virtual-link &lt;ip address&gt;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 table:style-name="ce52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64" office:value-type="string" calcext:value-type="string">
            <text:p>Špecifikovanie rozhraní, ktoré nebudú prijímať smerovacie informácie</text:p>
          </table:table-cell>
          <table:table-cell table:style-name="ce55" office:value-type="string" calcext:value-type="string">
            <text:p>router rip</text:p>
            <text:p> passive-interface default</text:p>
            <text:p><text:span text:style-name="T43"> no passive-interface </text:span><text:span text:style-name="T44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3"> no passive-interface </text:span><text:span text:style-name="T44">&lt;interface name&gt; &lt;interface id&gt;</text:span></text:p>
            <text:p/>
            <text:p><text:span text:style-name="T45">router eigrp &lt;as&gt;</text:span></text:p>
            <text:p><text:span text:style-name="T45"> passive-interface default</text:span></text:p>
            <text:p><text:span text:style-name="T46"> no passive-interface </text:span><text:span text:style-name="T47">&lt;interface name&gt; &lt;interface id&gt;</text:span></text:p>
          </table:table-cell>
          <table:table-cell office:value-type="string" calcext:value-type="string">
            <text:p>TODO</text:p>
          </table:table-cell>
        </table:table-row>
        <table:table-row table:style-name="ro30">
          <table:table-cell table:style-name="ce52" office:value-type="string" calcext:value-type="string">
            <text:p>Nemožnosť sprevádzkovať procesy smerovacích protokolov v určitých prípadoch pri použití IPv6</text:p>
          </table:table-cell>
          <table:table-cell table:style-name="ce64" office:value-type="string" calcext:value-type="string">
            <text:p>Špecifikovanie identifikátorov smerovacích protokolov pre každý router (router ID)</text:p>
          </table:table-cell>
          <table:table-cell table:style-name="ce64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52" office:value-type="string" calcext:value-type="string">
            <text:p>Škodlivé vloženie smerovacích informácií informácií, vzdialený útok</text:p>
          </table:table-cell>
          <table:table-cell table:style-name="ce63" office:value-type="string" calcext:value-type="string">
            <text:p>TTL security</text:p>
          </table:table-cell>
          <table:table-cell table:style-name="ce55" office:value-type="string" calcext:value-type="string">
            <text:p><text:span text:style-name="T48">router bgp &lt;as&gt;</text:span></text:p>
            <text:p><text:span text:style-name="T49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2" office:value-type="string" calcext:value-type="string">
            <text:p>Nesprávne smerovanie kvôli sumarizácií</text:p>
          </table:table-cell>
          <table:table-cell table:style-name="ce63" office:value-type="string" calcext:value-type="string">
            <text:p>Vypnutie automatickej sumarizácie smerovacích protokolov</text:p>
          </table:table-cell>
          <table:table-cell table:style-name="ce64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49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86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49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89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49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90" office:value-type="string" calcext:value-type="string">
            <text:p><text:span text:style-name="T50">ip flow-export version 9</text:span></text:p>
            <text:p><text:span text:style-name="T51">ip flow-export destination &lt;ip address&gt; &lt;port&gt;</text:span></text:p>
            <text:p><text:span text:style-name="T51">interface &lt;interface name&gt; &lt;interface id&gt;</text:span></text:p>
            <text:p><text:span text:style-name="T51"> ip flow ingress</text:span></text:p>
            <text:p><text:span text:style-name="T51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49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91" office:value-type="string" calcext:value-type="string">
            <text:p><text:span text:style-name="T52">monitor session &lt;session id&gt; source </text:span><text:span text:style-name="T53">&lt;interface name&gt; &lt;interface id&gt; </text:span></text:p>
            <text:p><text:span text:style-name="T54">monitor session &lt;session id&gt;</text:span><text:span text:style-name="T55"> destination </text:span><text:span text:style-name="T56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49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64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9">
          <table:table-cell table:style-name="ce49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64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22">
          <table:table-cell table:style-name="ce52" office:value-type="string" calcext:value-type="string">
            <text:p>Rogue root bridge </text:p>
          </table:table-cell>
          <table:table-cell table:style-name="ce63" office:value-type="string" calcext:value-type="string">
            <text:p>Rogue root bridge protection (root guard)</text:p>
          </table:table-cell>
          <table:table-cell table:style-name="ce147" office:value-type="string" calcext:value-type="string">
            <text:p><text:span text:style-name="T57">interface &lt;interface name&gt; &lt;interface id&gt;</text:span></text:p>
            <text:p><text:span text:style-name="T57"> spanning-tree rootguard</text:span></text:p>
            <text:p><text:span text:style-name="T57"> spanning-tree guard root</text:span></text:p>
          </table:table-cell>
          <table:table-cell office:value-type="string" calcext:value-type="string">
            <text:p>OK</text:p>
          </table:table-cell>
        </table:table-row>
        <table:table-row table:style-name="ro38">
          <table:table-cell table:style-name="ce53" office:value-type="string" calcext:value-type="string">
            <text:p>Pripojenie prepínaču na koncový prístupový port</text:p>
          </table:table-cell>
          <table:table-cell table:style-name="ce63" office:value-type="string" calcext:value-type="string">
            <text:p>BPDU protection (BPDU guard)</text:p>
          </table:table-cell>
          <table:table-cell table:style-name="ce93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8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39">
          <table:table-cell table:style-name="ce52" office:value-type="string" calcext:value-type="string">
            <text:p>Rýchlosť konvergencie</text:p>
          </table:table-cell>
          <table:table-cell table:style-name="ce63" office:value-type="string" calcext:value-type="string">
            <text:p>Prístupové porty by sa nemali podieľať na STP procese</text:p>
          </table:table-cell>
          <table:table-cell table:style-name="ce94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52" office:value-type="string" calcext:value-type="string">
            <text:p>Jednosmerná komunikácia medzi prepínačmi môže viesť k topológii so slučkami</text:p>
          </table:table-cell>
          <table:table-cell table:style-name="ce63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95" office:value-type="string" calcext:value-type="string">
            <text:p>spanning-tree loopguard default</text:p>
            <text:p/>
            <text:p>alebo </text:p>
            <text:p/>
            <text:p><text:span text:style-name="T59">interface &lt;interface name&gt; &lt;interface id&gt;</text:span></text:p>
            <text:p><text:span text:style-name="T59"> spanning-tree guard loop</text:span></text:p>
          </table:table-cell>
          <table:table-cell/>
        </table:table-row>
        <table:table-row table:style-name="ro14">
          <table:table-cell table:style-name="ce52" office:value-type="string" calcext:value-type="string">
            <text:p>Nemožnosť identifikácie účelu VLAN</text:p>
          </table:table-cell>
          <table:table-cell table:style-name="ce63" office:value-type="string" calcext:value-type="string">
            <text:p>Pridanie mena k VLAN</text:p>
          </table:table-cell>
          <table:table-cell table:style-name="ce93" office:value-type="string" calcext:value-type="string">
            <text:p>vlan &lt;id&gt;</text:p>
            <text:p> name &lt;name&gt;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2" office:value-type="string" calcext:value-type="string">
            <text:p>Špeciálna VLAN pre manažment na obmedzenie prístupu iba pre administrátorov</text:p>
          </table:table-cell>
          <table:table-cell table:style-name="ce63" office:value-type="string" calcext:value-type="string">
            <text:p>Vytvorenie separátnej VLAN pre manažment</text:p>
          </table:table-cell>
          <table:table-cell table:style-name="ce94" office:value-type="string" calcext:value-type="string">
            <text:p>vlan &lt;id&gt;  </text:p>
            <text:p>name MANAGEMENT_VLAN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52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63" office:value-type="string" calcext:value-type="string">
            <text:p>Vytvorenie špeciálnej black hole VLAN pre nevyužité porty</text:p>
          </table:table-cell>
          <table:table-cell table:style-name="ce94" office:value-type="string" calcext:value-type="string">
            <text:p>vlan &lt;id&gt;  </text:p>
            <text:p>name BLACKHOLE_VLAN</text:p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2" office:value-type="string" calcext:value-type="string">
            <text:p>Predvolenej VLAN je povolené prepnuté na akýkoľvek port, VLAN hopping, double tagging</text:p>
          </table:table-cell>
          <table:table-cell table:style-name="ce63" office:value-type="string" calcext:value-type="string">
            <text:p>Odobrať všetky porty z predvolenej VLAN</text:p>
          </table:table-cell>
          <table:table-cell table:style-name="ce92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52" office:value-type="string" calcext:value-type="string">
            <text:p>Predvolenej VLAN je povolené byť prepnutá na akýkoľvek port, VLAN hopping, double tagging</text:p>
          </table:table-cell>
          <table:table-cell table:style-name="ce63" office:value-type="string" calcext:value-type="string">
            <text:p>Vytvorenie natívnej VLAN rozdielnej ako predvolená, priradenie k trunk portu a povolenie iba potrebných portov</text:p>
          </table:table-cell>
          <table:table-cell table:style-name="ce94" office:value-type="string" calcext:value-type="string">
            <text:p><text:span text:style-name="T60">vlan &lt;id&gt;  </text:span></text:p>
            <text:p><text:span text:style-name="T60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53" office:value-type="string" calcext:value-type="string">
            <text:p>DTP útok, Switch spoofing útok</text:p>
          </table:table-cell>
          <table:table-cell table:style-name="ce63" office:value-type="string" calcext:value-type="string">
            <text:p>Vypnutie dynamického trunkovacieho protokolu a explicitne určiť porty ako prístupové a trunk</text:p>
          </table:table-cell>
          <table:table-cell table:style-name="ce94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40">
          <table:table-cell table:style-name="ce52" office:value-type="string" calcext:value-type="string">
            <text:p>MAC Spoofing, MAC Flooding </text:p>
          </table:table-cell>
          <table:table-cell table:style-name="ce63" office:value-type="string" calcext:value-type="string">
            <text:p>Definovanie maximálne 1 MAC adresy na port, priradenie MAC adresy na port</text:p>
          </table:table-cell>
          <table:table-cell table:style-name="ce94" office:value-type="string" calcext:value-type="string">
            <text:p/>
            <text:p><text:span text:style-name="T6">interface &lt;interface name&gt; &lt;interface id&gt;</text:span></text:p>
            <text:p><text:span text:style-name="T61"> </text:span><text:span text:style-name="T62">switchport port-security maximum 1</text:span></text:p>
            <text:p><text:span text:style-name="T63"> switchport port-security mac-address sticky</text:span></text:p>
            <text:p/>
            <text:p><text:span text:style-name="T63"> alebo</text:span></text:p>
            <text:p/>
            <text:p><text:span text:style-name="T63"> switchport port-security mac-address static &lt;mac address&gt;</text:span></text:p>
            <text:p><text:span text:style-name="T63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30">
          <table:table-cell table:style-name="ce52" office:value-type="string" calcext:value-type="string">
            <text:p>MAC Spoofing, MAC Flooding </text:p>
          </table:table-cell>
          <table:table-cell table:style-name="ce63" office:value-type="string" calcext:value-type="string">
            <text:p>Nastavenie režimu narušenia, ktorý vypne port alebo informuje správcu o pripojení nepovoleného zariadenia</text:p>
          </table:table-cell>
          <table:table-cell table:style-name="ce92" office:value-type="string" calcext:value-type="string">
            <text:p><text:span text:style-name="T36">interface &lt;interface name&gt; &lt;interface id&gt;</text:span></text:p>
            <text:p><text:span text:style-name="T61"> </text:span><text:span text:style-name="T62">switchport port-security violation mode shutdown</text:span></text:p>
            <text:p><text:span text:style-name="T61"> </text:span><text:span text:style-name="T62">switchport port-security violation mode restrict</text:span></text:p>
            <text:p><text:span text:style-name="T64"> no</text:span><text:span text:style-name="T65"> </text:span><text:span text:style-name="T66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52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65" office:value-type="string" calcext:value-type="string">
            <text:p>Vypnutie MVRP. MRP, GARP, VTP, GVRP po úspešnej propagácií VLAN</text:p>
          </table:table-cell>
          <table:table-cell table:style-name="ce94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office:value-type="string" calcext:value-type="string">
            <text:p>OK</text:p>
          </table:table-cell>
        </table:table-row>
        <table:table-row table:style-name="ro30">
          <table:table-cell table:style-name="ce52" office:value-type="string" calcext:value-type="string">
            <text:p>VTP musí byť používané</text:p>
          </table:table-cell>
          <table:table-cell table:style-name="ce64" office:value-type="string" calcext:value-type="string">
            <text:p>Uprednostniť VTP verzie 3, špecifikovať skryté heslo a zapnúť VTP prunning pokiaľ musí byť VTP zapnuté</text:p>
          </table:table-cell>
          <table:table-cell table:style-name="ce66" office:value-type="string" calcext:value-type="string">
            <text:p>vtp version 3</text:p>
            <text:p>vtp password &lt;password&gt; hidden</text:p>
            <text:p>vtp pruning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2" office:value-type="string" calcext:value-type="string">
            <text:p>Vysoké zaťaženie linky</text:p>
          </table:table-cell>
          <table:table-cell table:style-name="ce63" office:value-type="string" calcext:value-type="string">
            <text:p>Poslanie notifikácie pri prekročení prahovej hodnoty zaťaženia linky</text:p>
          </table:table-cell>
          <table:table-cell table:style-name="ce66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41">
          <table:table-cell table:style-name="ce53" office:value-type="string" calcext:value-type="string">
            <text:p>Využívanie siete nepovolenými používateľmi</text:p>
          </table:table-cell>
          <table:table-cell table:style-name="ce63" office:value-type="string" calcext:value-type="string">
            <text:p>Zapnutie 802.1x </text:p>
          </table:table-cell>
          <table:table-cell table:style-name="ce89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1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61">  no dot1x </text:span><text:span text:style-name="T67">port-control force-authorized</text:span></text:p>
            <text:p/>
            <text:p><text:span text:style-name="T45">  alebo</text:span></text:p>
            <text:p><text:span text:style-name="T6">  </text:span></text:p>
            <text:p><text:span text:style-name="T61">  no access-session </text:span><text:span text:style-name="T67">port-control force-authorized</text:span></text:p>
            <text:p/>
            <text:p><text:span text:style-name="T45">  alebo</text:span></text:p>
            <text:p/>
            <text:p><text:span text:style-name="T68">  no authentication</text:span><text:span text:style-name="T65"> </text:span><text:span text:style-name="T69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6">
          <table:table-cell table:style-name="ce53" office:value-type="string" calcext:value-type="string">
            <text:p>Útok hrubou silou hádaním prístupových údajov pre 802.1x </text:p>
          </table:table-cell>
          <table:table-cell table:style-name="ce63" office:value-type="string" calcext:value-type="string">
            <text:p>Limitovanie maximálneho počtu neúspešných pokusov o autentizáciu 802.1x</text:p>
          </table:table-cell>
          <table:table-cell table:style-name="ce96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33">
          <table:table-cell table:style-name="ce53" office:value-type="string" calcext:value-type="string">
            <text:p>IPv6 ND Spoofing</text:p>
          </table:table-cell>
          <table:table-cell table:style-name="ce63" office:value-type="string" calcext:value-type="string">
            <text:p>IPv6 ND Inspection</text:p>
          </table:table-cell>
          <table:table-cell table:style-name="ce97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42">
          <table:table-cell table:style-name="ce53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63" office:value-type="string" calcext:value-type="string">
            <text:p>RA Guard</text:p>
          </table:table-cell>
          <table:table-cell table:style-name="ce98" office:value-type="string" calcext:value-type="string">
            <text:p><text:span text:style-name="T70">ipv6 nd raguard policy &lt;polic name&gt;</text:span></text:p>
            <text:p><text:span text:style-name="T70"> device-role host|router</text:span></text:p>
            <text:p><text:span text:style-name="T70"> hop-limit maximu &lt;number&gt;</text:span></text:p>
            <text:p><text:span text:style-name="T70"> managed-config-flag on|off</text:span></text:p>
            <text:p><text:span text:style-name="T71"> other-config-flag on|off</text:span></text:p>
            <text:p><text:span text:style-name="T71"> match ipv6 access-list &lt;acl name&gt;</text:span></text:p>
            <text:p><text:span text:style-name="T71"> match ra prefix-list &lt;prefix list name&gt;</text:span></text:p>
            <text:p><text:span text:style-name="T71"> trusted-port</text:span></text:p>
            <text:p><text:span text:style-name="T6">interface &lt;interface name&gt; &lt;interface id&gt;</text:span></text:p>
            <text:p><text:span text:style-name="T72"> </text:span><text:span text:style-name="T73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36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155" office:value-type="string" calcext:value-type="string">
            <text:p><text:span text:style-name="T74">ipv6 snooping policy &lt;policy name&gt;</text:span></text:p>
            <text:p><text:span text:style-name="T74">  ipv6 snooping attach-policy &lt;policy name&gt;</text:span></text:p>
            <text:p><text:span text:style-name="T74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42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54" office:value-type="string" calcext:value-type="string">
            <text:p>Príliš veľa DHCP paketov, zaplavenie DHCP paketmi</text:p>
          </table:table-cell>
          <table:table-cell table:style-name="ce66" office:value-type="string" calcext:value-type="string">
            <text:p>Obmedziť počet DHCP paketov na nedôveryhodných rozhraniach</text:p>
          </table:table-cell>
          <table:table-cell table:style-name="ce99" office:value-type="string" calcext:value-type="string">
            <text:p><text:span text:style-name="T75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40">
          <table:table-cell table:style-name="ce52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100" office:value-type="string" calcext:value-type="string">
            <text:p><text:span text:style-name="T76">ip arp inspection vlan &lt;vlan id&gt; </text:span></text:p>
            <text:p><text:span text:style-name="T77">ip arp inspection validate src-mac dst-mac ip</text:span></text:p>
            <text:p/>
            <text:p><text:span text:style-name="T77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43">
          <table:table-cell table:style-name="ce52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100" office:value-type="string" calcext:value-type="string">
            <text:p><text:span text:style-name="T78">interface &lt;interface name&gt; &lt;interface id&gt;</text:span></text:p>
            <text:p><text:span text:style-name="T79"> ip verify source port-security</text:span></text:p>
            <text:p><text:span text:style-name="T79"> ip verify source</text:span></text:p>
            <text:p><text:span text:style-name="T79"> ip verify source vlan dhcp-snooping</text:span></text:p>
            <text:p><text:span text:style-name="T79"> ip verify source vlan dhcp-snooping port-security</text:span></text:p>
            <text:p/>
            <text:p><text:span text:style-name="T76">ipv6 source-guard policy &lt;policy name&gt;</text:span></text:p>
            <text:p><text:span text:style-name="T76"> permit link-local</text:span></text:p>
            <text:p><text:span text:style-name="T76"> deny global-autoconf</text:span></text:p>
            <text:p><text:span text:style-name="T76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22">
          <table:table-cell table:style-name="ce52" office:value-type="string" calcext:value-type="string">
            <text:p>IPv6 Next Header <text:s/>a IPv6 Fragmentation útok</text:p>
          </table:table-cell>
          <table:table-cell table:style-name="ce64" office:value-type="string" calcext:value-type="string">
            <text:p>ACL blokujúce nerozpoznateľné rozšírené hlavičky</text:p>
          </table:table-cell>
          <table:table-cell table:style-name="ce66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40">
          <table:table-cell table:style-name="ce52" office:value-type="string" calcext:value-type="string">
            <text:p>Mapovanie siete pomocou pingu na multicast adresu všetkých uzlov a MLD/IGMP Query Overload a Smurf útok</text:p>
          </table:table-cell>
          <table:table-cell table:style-name="ce64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59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80"> deny </text:span><text:span text:style-name="T81">icmp any any mld-query</text:span></text:p>
          </table:table-cell>
          <table:table-cell/>
        </table:table-row>
        <table:table-row table:style-name="ro15">
          <table:table-cell table:style-name="ce52" office:value-type="string" calcext:value-type="string">
            <text:p>Mobilné zariadenia pripojené bezdrôtovo spotrebovávajú veľa energie kvôli častým RA správam</text:p>
          </table:table-cell>
          <table:table-cell table:style-name="ce64" office:value-type="string" calcext:value-type="string">
            <text:p>RA Throttling</text:p>
          </table:table-cell>
          <table:table-cell table:style-name="ce59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office:value-type="string" calcext:value-type="string">
            <text:p>JEBAT</text:p>
          </table:table-cell>
        </table:table-row>
        <table:table-row table:style-name="ro20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101" office:value-type="string" calcext:value-type="string">
            <text:p><text:span text:style-name="T45">key chain &lt;key chain&gt;</text:span></text:p>
            <text:p><text:span text:style-name="T45"> key &lt;id&gt;</text:span></text:p>
            <text:p><text:span text:style-name="T45">  key-string &lt;key string&gt;</text:span></text:p>
            <text:p><text:span text:style-name="T57">track &lt;value&gt; interface &lt;interface name&gt; &lt;interface id&gt; line-protocol</text:span></text:p>
            <text:p><text:span text:style-name="T57">fhrp version vrrp 3</text:span></text:p>
            <text:p><text:span text:style-name="T57">interface &lt;interface name&gt; &lt;interface id&gt;</text:span></text:p>
            <text:p><text:span text:style-name="T57"> vrrp &lt;group id&gt; ip &lt;ip  address&gt;</text:span></text:p>
            <text:p><text:span text:style-name="T57"> vrrp priority &lt;value&gt;</text:span></text:p>
            <text:p><text:span text:style-name="T57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44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92" office:value-type="string" calcext:value-type="string">
            <text:p><text:span text:style-name="T45">key chain &lt;key chain&gt;</text:span></text:p>
            <text:p><text:span text:style-name="T45"> key &lt;id&gt;</text:span></text:p>
            <text:p><text:span text:style-name="T45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37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101" office:value-type="string" calcext:value-type="string">
            <text:p><text:span text:style-name="T45">key chain &lt;key chain&gt;</text:span></text:p>
            <text:p><text:span text:style-name="T45"> key &lt;id&gt;</text:span></text:p>
            <text:p><text:span text:style-name="T45">  key-string &lt;key string&gt;</text:span></text:p>
            <text:p><text:span text:style-name="T57">track &lt;value&gt; interface &lt;interface name&gt; &lt;interface id&gt; line-protocol</text:span></text:p>
            <text:p><text:span text:style-name="T57">interface &lt;interface name&gt; &lt;interface id&gt;</text:span></text:p>
            <text:p><text:span text:style-name="T57"> glbp &lt;group id&gt; ip &lt;ip  address&gt;</text:span></text:p>
            <text:p><text:span text:style-name="T82"> glbp &lt;group id&gt; </text:span><text:span text:style-name="T83">priority &lt;value&gt;</text:span></text:p>
            <text:p><text:span text:style-name="T6"> glbp &lt;group id&gt; preempt</text:span></text:p>
            <text:p><text:span text:style-name="T82"> glbp &lt;group id&gt; weighting &lt;value&gt; lower &lt;value&gt; upper &lt;value&gt;</text:span><text:span text:style-name="T83"> </text:span></text:p>
            <text:p><text:span text:style-name="T57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2" office:value-type="string" calcext:value-type="string">
            <text:p>Vyčerpanie cache susedov</text:p>
          </table:table-cell>
          <table:table-cell table:style-name="ce67" office:value-type="string" calcext:value-type="string">
            <text:p>Statický záznam pre kritické zariadenia (servery) spájajúce IP a MAC adresu a VLAN</text:p>
            <text:p/>
          </table:table-cell>
          <table:table-cell table:style-name="ce66" office:value-type="string" calcext:value-type="string">
            <text:p>ipv6 neighbor &lt;ipv6 address&gt; vlan &lt;vlan id&gt; &lt;mac addres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2" office:value-type="string" calcext:value-type="string">
            <text:p>Vyčerpanie cache susedov</text:p>
          </table:table-cell>
          <table:table-cell table:style-name="ce67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66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39">
          <table:table-cell table:style-name="ce52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102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14">
          <table:table-cell table:style-name="ce52" office:value-type="string" calcext:value-type="string">
            <text:p>Vyčerpanie cache susedov</text:p>
          </table:table-cell>
          <table:table-cell table:style-name="ce63" office:value-type="string" calcext:value-type="string">
            <text:p>Limitovanie počtu IPv6 adries v cache susedov</text:p>
          </table:table-cell>
          <table:table-cell table:style-name="ce66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14">
          <table:table-cell table:style-name="ce52" office:value-type="string" calcext:value-type="string">
            <text:p>Vyčerpanie cache susedov</text:p>
          </table:table-cell>
          <table:table-cell table:style-name="ce63" office:value-type="string" calcext:value-type="string">
            <text:p>Limitovanie času IPv6 adresy v cache susedov</text:p>
          </table:table-cell>
          <table:table-cell table:style-name="ce103" office:value-type="string" calcext:value-type="string">
            <text:p>ipv6 nd cache expire &lt;time in seconds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4" office:value-type="string" calcext:value-type="string">
            <text:p>SYN Flood </text:p>
          </table:table-cell>
          <table:table-cell table:style-name="ce63" office:value-type="string" calcext:value-type="string">
            <text:p>Nastavenie zachytávanie firewallom pre útok flagu SYN</text:p>
          </table:table-cell>
          <table:table-cell table:style-name="ce60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6">
          <table:table-cell table:style-name="ce53" office:value-type="string" calcext:value-type="string">
            <text:p>Komplexné bezpečnostné hrozby a narušenie bezpečnosti</text:p>
          </table:table-cell>
          <table:table-cell table:style-name="ce63" office:value-type="string" calcext:value-type="string">
            <text:p>Nastavenie IDS/IPS</text:p>
          </table:table-cell>
          <table:table-cell table:style-name="ce61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office:value-type="string" calcext:value-type="string">
            <text:p>TODO</text:p>
          </table:table-cell>
        </table:table-row>
        <table:table-row table:style-name="ro13" table:number-rows-repeated="2">
          <table:table-cell/>
          <table:table-cell table:style-name="ce54"/>
          <table:table-cell table:style-name="ce104"/>
          <table:table-cell/>
        </table:table-row>
        <table:table-row table:style-name="ro13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54"/>
          <table:table-cell table:style-name="ce104"/>
          <table:table-cell/>
        </table:table-row>
        <table:table-row table:style-name="ro45">
          <table:table-cell/>
          <table:table-cell table:style-name="ce54"/>
          <table:table-cell table:style-name="ce162" office:value-type="string" calcext:value-type="string">
            <text:p>enable algorithm-type scrypt secret cisco12345</text:p>
          </table:table-cell>
          <table:table-cell/>
        </table:table-row>
        <table:table-row table:style-name="ro45">
          <table:table-cell/>
          <table:table-cell table:style-name="ce54"/>
          <table:table-cell table:style-name="ce162" office:value-type="string" calcext:value-type="string">
            <text:p>security passwords min-length 10</text:p>
          </table:table-cell>
          <table:table-cell/>
        </table:table-row>
        <table:table-row table:style-name="ro13" table:number-rows-repeated="20">
          <table:table-cell/>
          <table:table-cell table:style-name="ce54"/>
          <table:table-cell table:style-name="ce104"/>
          <table:table-cell/>
        </table:table-row>
        <table:table-row table:style-name="ro13" table:number-rows-repeated="18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68"/>
          <table:table-cell table:style-name="Default"/>
          <table:table-cell/>
        </table:table-row>
        <table:table-row table:style-name="ro13" table:number-rows-repeated="15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54"/>
          <table:table-cell table:style-name="Default"/>
          <table:table-cell/>
        </table:table-row>
      </table:table>
      <table:table table:name="First Hop Security" table:style-name="ta1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2"/>
        <table:table-row table:style-name="ro14">
          <table:table-cell table:style-name="ACE-21" office:value-type="string" calcext:value-type="string">
            <text:p>Riadok č.</text:p>
          </table:table-cell>
          <table:table-cell table:style-name="ACE-21" office:value-type="string" calcext:value-type="string">
            <text:p>Útok / Problém</text:p>
          </table:table-cell>
          <table:table-cell table:style-name="ACE-21" office:value-type="string" calcext:value-type="string">
            <text:p>Mitigácia / Nastavenie</text:p>
          </table:table-cell>
          <table:table-cell table:style-name="ACE-21" office:value-type="string" calcext:value-type="string">
            <text:p>Plane </text:p>
          </table:table-cell>
          <table:table-cell table:style-name="ACE-21" office:value-type="string" calcext:value-type="string">
            <text:p>Severity</text:p>
          </table:table-cell>
          <table:table-cell table:style-name="ACE-2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Definovanie maximálne 1 MAC adresy na port, priradenie MAC adresy na port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Nastavenie režimu narušenia, ktorý vypne port alebo informuje správcu o pripojení nepovoleného zariadenia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3" office:value-type="string" calcext:value-type="string">
            <text:p>Využívanie siete nepovolenými používateľmi</text:p>
          </table:table-cell>
          <table:table-cell table:style-name="ACE-23" office:value-type="string" calcext:value-type="string">
            <text:p>Zapnutie 802.1x 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23" office:value-type="string" calcext:value-type="string">
            <text:p>Útok hrubou silou hádaním prístupových údajov pre 802.1x </text:p>
          </table:table-cell>
          <table:table-cell table:style-name="ACE-23" office:value-type="string" calcext:value-type="string">
            <text:p>Limitovanie maximálneho počtu neúspešných pokusov o autentizáciu 802.1x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office:value-type="string" calcext:value-type="string">
            <text:p>ASI NNEPODPORUJE</text:p>
          </table:table-cell>
          <table:table-cell table:number-columns-repeated="10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ACE-23" office:value-type="string" calcext:value-type="string">
            <text:p>DHCP spoofing</text:p>
          </table:table-cell>
          <table:table-cell table:style-name="ACE-23" office:value-type="string" calcext:value-type="string">
            <text:p>DHCP snooping, IPv6 Snooping, DHCPv6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ACE-23" office:value-type="string" calcext:value-type="string">
            <text:p>Príliš veľa DHCP paketov, zaplavenie DHCP paketmi</text:p>
          </table:table-cell>
          <table:table-cell table:style-name="ACE-23" office:value-type="string" calcext:value-type="string">
            <text:p>Obmedziť počet DHCP paketov na nedôveryhodných rozhraniach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M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ACE-23" office:value-type="string" calcext:value-type="string">
            <text:p>ARP Spoofing</text:p>
          </table:table-cell>
          <table:table-cell table:style-name="ACE-23" office:value-type="string" calcext:value-type="string">
            <text:p>Dynamic ARP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CCNA Security Study Guide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ACE-23" office:value-type="string" calcext:value-type="string">
            <text:p>IP spoofing</text:p>
          </table:table-cell>
          <table:table-cell table:style-name="ACE-23" office:value-type="string" calcext:value-type="string">
            <text:p>IPv4/IPv6 Source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Guide to Harden Cisco IOS Devices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23" office:value-type="string" calcext:value-type="string">
            <text:p>IPv6 ND Spoofing</text:p>
          </table:table-cell>
          <table:table-cell table:style-name="ACE-23" office:value-type="string" calcext:value-type="string">
            <text:p>IPv6 ND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ACE-23" office:value-type="string" calcext:value-type="string">
            <text:p>Rogue RARA FloodRoute Information Option injectionRA RouterLifeTime=0</text:p>
          </table:table-cell>
          <table:table-cell table:style-name="ACE-23" office:value-type="string" calcext:value-type="string">
            <text:p>RA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ACE-23" office:value-type="string" calcext:value-type="string">
            <text:p>Mobilné zariadenia pripojené bezdrôtovo spotrebovávajú veľa energie kvôli častým RA správam</text:p>
          </table:table-cell>
          <table:table-cell table:style-name="ACE-23" office:value-type="string" calcext:value-type="string">
            <text:p>RA Throttling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L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trable s multicastem</text:p>
          </table:table-cell>
          <table:table-cell office:value-type="string" calcext:value-type="string">
            <text:p>JEBAT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46">
          <table:table-cell office:value-type="float" office:value="13" calcext:value-type="float">
            <text:p>13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CORE/EDGECOLCOREDISTCOLALL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IP destination Guard (First Hop Security)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Limitovanie času Ipv6 adresy v cache susedov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F" svg:font-family="" style:font-family-generic="roman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.00.0000</text:date>, <text:time style:data-style-name="N2" text:time-value="14:55:34.74460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4:46:02.643173838</dc:date>
    <meta:creation-date>2019-12-08T13:04:48Z</meta:creation-date>
    <meta:editing-cycles>118</meta:editing-cycles>
    <meta:editing-duration>P5DT6H53M7S</meta:editing-duration>
    <meta:generator>LibreOffice/6.1.5.2$Linux_X86_64 LibreOffice_project/10$Build-2</meta:generator>
    <meta:document-statistic meta:table-count="14" meta:cell-count="1558" meta:object-count="0"/>
  </office:meta>
</office:document-meta>
</file>